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background-color="#fffff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background-color="#fffff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0bb08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1e812" fo:background-color="#fffff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064a7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ac631a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4950c1" fo:background-color="#fffff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611a1d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649aad" fo:background-color="#fffffe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b98a7d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9a998" fo:background-color="#fffffe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921cd4" fo:background-color="#fffffe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782a3c" fo:background-color="#fffffe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01211" fo:background-color="#fffff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0b38e" fo:background-color="#fffff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8c6dc2" fo:background-color="#fffff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c4b776" fo:background-color="#fffffe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be9893" fo:background-color="#fffffe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c18097" fo:background-color="#fffffe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c20060" fo:background-color="#fffffe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06707" fo:background-color="#fffffe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212ff" fo:background-color="#fffffe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31690" fo:background-color="#fffffe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208c8b2" fo:background-color="#fffffe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Liberation Serif" officeooo:paragraph-rsid="00ac631a" fo:background-color="#fffffe"/>
    </style:style>
    <style:style style:name="P26" style:family="paragraph" style:parent-style-name="Standard">
      <style:text-properties fo:color="#000000" loext:opacity="100%" style:font-name="Liberation Serif" officeooo:rsid="00b1b95f" officeooo:paragraph-rsid="00b1b95f" fo:background-color="#fffffe"/>
    </style:style>
    <style:style style:name="P27" style:family="paragraph" style:parent-style-name="Standard">
      <style:text-properties fo:color="#000000" loext:opacity="100%" style:font-name="Liberation Serif" officeooo:paragraph-rsid="00b8d30e" fo:background-color="#fffffe"/>
    </style:style>
    <style:style style:name="P28" style:family="paragraph" style:parent-style-name="Standard">
      <style:text-properties fo:color="#000000" loext:opacity="100%" style:font-name="Liberation Serif" officeooo:paragraph-rsid="00c20060" fo:background-color="#fffffe"/>
    </style:style>
    <style:style style:name="P29" style:family="paragraph" style:parent-style-name="Standard">
      <style:text-properties fo:color="#000000" loext:opacity="100%" style:font-name="Liberation Serif" officeooo:paragraph-rsid="0187db24" fo:background-color="#fffffe"/>
    </style:style>
    <style:style style:name="P30" style:family="paragraph" style:parent-style-name="Standard">
      <style:text-properties fo:color="#000000" loext:opacity="100%" style:font-name="Liberation Serif" officeooo:paragraph-rsid="01bc1403" fo:background-color="#fffffe"/>
    </style:style>
    <style:style style:name="P31" style:family="paragraph" style:parent-style-name="Standard">
      <style:text-properties fo:color="#000000" loext:opacity="100%" style:font-name="Liberation Serif" officeooo:paragraph-rsid="01c03e5a" fo:background-color="#fffffe"/>
    </style:style>
    <style:style style:name="P32" style:family="paragraph" style:parent-style-name="Standard">
      <style:text-properties fo:color="#000000" loext:opacity="100%" style:font-name="Liberation Serif" officeooo:paragraph-rsid="01b98a7d" fo:background-color="#fffffe"/>
    </style:style>
    <style:style style:name="P33" style:family="paragraph" style:parent-style-name="Standard">
      <style:text-properties fo:color="#000000" loext:opacity="100%" style:font-name="Liberation Serif" officeooo:paragraph-rsid="01ba607a" fo:background-color="#fffffe"/>
    </style:style>
    <style:style style:name="P34" style:family="paragraph" style:parent-style-name="Standard">
      <style:text-properties fo:color="#000000" loext:opacity="100%" style:font-name="Liberation Serif" officeooo:paragraph-rsid="02031690" fo:background-color="#fffffe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0bb08" fo:background-color="#fffff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1e812" fo:background-color="#fffff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180b38e" fo:background-color="#fffff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1b98a7d" fo:background-color="#fffff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58ad9" fo:background-color="#fffff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21d7d" fo:background-color="#fffff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187db24" fo:background-color="#fffff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0bb08" fo:background-color="#fffffe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1e812" fo:background-color="#fffff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1b98a7d" fo:background-color="#fffff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1c9f3b6" fo:background-color="#fffff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01211" officeooo:paragraph-rsid="01801211" fo:background-color="#fffffe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187db24" fo:background-color="#fffff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70aa" fo:background-color="#fffff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18b60e9" fo:background-color="#fffff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e0a94" fo:background-color="#fffff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1c03e5a" fo:background-color="#fffff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81de4" officeooo:paragraph-rsid="01351092" fo:background-color="#fffff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69f2c" officeooo:paragraph-rsid="0187db24" fo:background-color="#fffff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9a998" officeooo:paragraph-rsid="0189a998" fo:background-color="#fffff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89a998" officeooo:paragraph-rsid="0189a998" fo:background-color="#fffff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18c6dc2" officeooo:paragraph-rsid="018c6dc2" fo:background-color="#fffff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8c6dc2" officeooo:paragraph-rsid="018c6dc2" fo:background-color="#fffff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5b702e" officeooo:paragraph-rsid="015b702e" fo:background-color="#fffff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5b702e" officeooo:paragraph-rsid="01611a1d" fo:background-color="#fffff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62fe0b" officeooo:paragraph-rsid="0162fe0b" fo:background-color="#fffff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62fe0b" officeooo:paragraph-rsid="01649aad" fo:background-color="#fffff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1804fe" officeooo:paragraph-rsid="01649aad" fo:background-color="#fffff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017eb6" officeooo:paragraph-rsid="00c383bb" fo:background-color="#fffff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017eb6" officeooo:paragraph-rsid="0208c8b2" fo:background-color="#fffff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17eb6" officeooo:paragraph-rsid="00c20060" fo:background-color="#fffff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17eb6" officeooo:paragraph-rsid="02031690" fo:background-color="#fffff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20212ff" officeooo:paragraph-rsid="020212ff" fo:background-color="#fffff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20212ff" officeooo:paragraph-rsid="02031690" fo:background-color="#fffff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none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bold" officeooo:rsid="00081de4" officeooo:paragraph-rsid="01b98a7d" fo:background-color="#fffffe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bold" officeooo:rsid="000beb16" officeooo:paragraph-rsid="01ba607a" fo:background-color="#fffffe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064a7" officeooo:paragraph-rsid="000064a7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weight="normal" officeooo:rsid="000064a7" officeooo:paragraph-rsid="000064a7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00064a7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124918d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17eb6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1909ca4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4b792b" officeooo:paragraph-rsid="00017eb6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064a7" officeooo:paragraph-rsid="000064a7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017eb6" officeooo:paragraph-rsid="00017eb6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17eb6" officeooo:paragraph-rsid="00321d7d" style:font-size-asian="16pt" style:font-weight-asian="normal" style:font-size-complex="16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758ad9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67db1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5bd6b" officeooo:paragraph-rsid="00758ad9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321d7d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bb08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1e812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e0a94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f70aa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58ad9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817ea1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ac631a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be9893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c20060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18b60e9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8b9dde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1b98a7d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921cd4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c18097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2031690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208c8b2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611e5" officeooo:paragraph-rsid="000611e5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40fcd2" officeooo:paragraph-rsid="0140fcd2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40fcd2" officeooo:paragraph-rsid="014950c1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1f49f8c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804fe" officeooo:paragraph-rsid="013bf306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804f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14950c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f617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140fcd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804fe" officeooo:paragraph-rsid="014950c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81de4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ae0ba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15f4665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1649a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1b98a7d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3b86d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81de4" officeooo:paragraph-rsid="0162fe0b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e0a94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f70aa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18b60e9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18c6dc2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910175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921cd4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ac63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be9893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f6eaf" officeooo:paragraph-rsid="00b5f856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17eb6" officeooo:paragraph-rsid="00017eb6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063b86d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2cc2b1" officeooo:paragraph-rsid="013988ab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513ef" officeooo:paragraph-rsid="015513e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01b3cc2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159b1e7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1611a1d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b3cc2" officeooo:paragraph-rsid="015dd8cc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746b9" officeooo:paragraph-rsid="015746b9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746b9" officeooo:paragraph-rsid="0159b1e7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746b9" officeooo:paragraph-rsid="01611a1d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b702e" officeooo:paragraph-rsid="015b702e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5b702e" officeooo:paragraph-rsid="01611a1d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15b702e" officeooo:paragraph-rsid="01611a1d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162fe0b" officeooo:paragraph-rsid="0162fe0b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162fe0b" officeooo:paragraph-rsid="01649aad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62fe0b" officeooo:paragraph-rsid="0162fe0b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62fe0b" officeooo:paragraph-rsid="01649aad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80b38e" officeooo:paragraph-rsid="0180b38e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80b38e" officeooo:paragraph-rsid="01b98a7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17eb6" officeooo:paragraph-rsid="00017eb6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center" style:justify-single-word="false"/>
      <style:text-properties style:font-name="Liberation Serif" fo:font-size="12pt" fo:font-weight="normal" officeooo:paragraph-rsid="015c6710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5bd6b" officeooo:paragraph-rsid="00758ad9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611e5" officeooo:paragraph-rsid="000611e5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804fe" officeooo:paragraph-rsid="001804fe" style:font-size-asian="14pt" style:font-weight-asian="bold" style:font-size-complex="14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804fe" officeooo:paragraph-rsid="001f6171" style:font-size-asian="14pt" style:font-weight-asian="bold" style:font-size-complex="14pt" style:font-weight-complex="bold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81de4" officeooo:paragraph-rsid="000ae0ba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81de4" officeooo:paragraph-rsid="015f4665" style:font-size-asian="14pt" style:font-weight-asian="bold" style:font-size-complex="14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81de4" officeooo:paragraph-rsid="01b41bbb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0910175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cd00cd" style:font-size-asian="14pt" style:font-weight-asian="bold" style:font-size-complex="14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cf12ff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d977d7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ebfbde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1f49f8c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205316a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0f6eaf" officeooo:paragraph-rsid="0208c8b2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0f6eaf" officeooo:paragraph-rsid="01f782a1" style:font-size-asian="14pt" style:font-weight-asian="bold" style:font-size-complex="14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3cc2" officeooo:paragraph-rsid="001b3cc2" style:font-size-asian="14pt" style:font-weight-asian="bold" style:font-size-complex="14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3cc2" officeooo:paragraph-rsid="0159b1e7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3cc2" officeooo:paragraph-rsid="01611a1d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00beb16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13a8c37" style:font-size-asian="14pt" style:font-weight-asian="bold" style:font-size-complex="14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14950c1" style:font-size-asian="14pt" style:font-weight-asian="bold" style:font-size-complex="14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" officeooo:paragraph-rsid="01fe0912"/>
    </style:style>
    <style:style style:name="P178" style:family="paragraph" style:parent-style-name="Standard">
      <style:paragraph-properties fo:text-align="start" style:justify-single-word="false"/>
      <style:text-properties style:font-name="Liberation Serif" officeooo:paragraph-rsid="02031690"/>
    </style:style>
    <style:style style:name="P179" style:family="paragraph" style:parent-style-name="Standard">
      <style:paragraph-properties fo:text-align="start" style:justify-single-word="false"/>
      <style:text-properties officeooo:paragraph-rsid="01403150"/>
    </style:style>
    <style:style style:name="P180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paragraph-rsid="00ac631a"/>
    </style:style>
    <style:style style:name="P181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paragraph-rsid="01d6b7c9"/>
    </style:style>
    <style:style style:name="P182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Inter" fo:font-size="9pt" fo:letter-spacing="normal" fo:font-style="normal" fo:font-weight="normal" officeooo:rsid="013bf306" officeooo:paragraph-rsid="013988ab"/>
    </style:style>
    <style:style style:name="P183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7e6070" style:font-size-asian="12pt" style:font-size-complex="12pt"/>
    </style:style>
    <style:style style:name="P184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ac631a" style:font-size-asian="12pt" style:font-size-complex="12pt"/>
    </style:style>
    <style:style style:name="P185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be9893" style:font-size-asian="12pt" style:font-size-complex="12pt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c20060" style:font-size-asian="12pt" style:font-size-complex="12pt"/>
    </style:style>
    <style:style style:name="P187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c18097" style:font-size-asian="12pt" style:font-size-complex="12pt"/>
    </style:style>
    <style:style style:name="P188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2031690" style:font-size-asian="12pt" style:font-size-complex="12pt"/>
    </style:style>
    <style:style style:name="P189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921cd4" style:font-size-asian="12pt" style:font-size-complex="12pt"/>
    </style:style>
    <style:style style:name="P19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0ac631a" style:font-size-asian="12pt" style:font-size-complex="12pt"/>
    </style:style>
    <style:style style:name="P191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fo:font-weight="normal" officeooo:paragraph-rsid="01c9f3b6" style:font-size-asian="12pt" style:font-size-complex="12pt"/>
    </style:style>
    <style:style style:name="P192" style:family="paragraph" style:parent-style-name="Standard">
      <style:text-properties fo:font-variant="normal" fo:text-transform="none" fo:color="#212121" loext:opacity="100%" style:font-name="Liberation Serif" fo:font-size="12pt" fo:letter-spacing="normal" fo:font-style="normal" fo:font-weight="normal" officeooo:paragraph-rsid="00c20060" style:font-size-asian="12pt" style:font-size-complex="12pt"/>
    </style:style>
    <style:style style:name="P193" style:family="paragraph" style:parent-style-name="Standard">
      <style:text-properties fo:font-variant="normal" fo:text-transform="none" fo:color="#212121" loext:opacity="100%" style:font-name="Liberation Serif" fo:font-size="12pt" fo:letter-spacing="normal" fo:font-style="normal" fo:font-weight="normal" officeooo:paragraph-rsid="0208c8b2" style:font-size-asian="12pt" style:font-size-complex="12pt"/>
    </style:style>
    <style:style style:name="P194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0fcd2" fo:background-color="#fffffe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950c1" fo:background-color="#fffffe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officeooo:paragraph-rsid="0152c5ee" fo:background-color="#fffffe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403150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4950c1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4eaed4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52c5ee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0fcd2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251e3" officeooo:paragraph-rsid="014950c1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officeooo:paragraph-rsid="0152c5ee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officeooo:paragraph-rsid="014eaed4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b3cc2" officeooo:paragraph-rsid="01611a1d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3bf306" officeooo:paragraph-rsid="01481bf8" style:font-size-asian="12pt" style:font-style-asian="italic" style:font-weight-asian="normal" style:font-size-complex="12pt" style:font-style-complex="italic" style:font-weight-complex="normal"/>
    </style:style>
    <style:style style:name="P207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3bf306" officeooo:paragraph-rsid="022077e2" style:font-size-asian="12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ac631a" fo:background-color="#fffffe" style:font-size-asian="12pt" style:font-style-asian="italic" style:font-weight-asian="normal" style:font-size-complex="12pt" style:font-style-complex="italic" style:font-weight-complex="normal"/>
    </style:style>
    <style:style style:name="P209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be9893" fo:background-color="#fffffe" style:font-size-asian="12pt" style:font-style-asian="italic" style:font-weight-asian="normal" style:font-size-complex="12pt" style:font-style-complex="italic" style:font-weight-complex="normal"/>
    </style:style>
    <style:style style:name="P21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8b9dde" fo:background-color="#fffffe" style:font-size-asian="12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b8d30e" fo:background-color="#fffffe" style:font-size-asian="12pt" style:font-style-asian="italic" style:font-weight-asian="normal" style:font-size-complex="12pt" style:font-style-complex="italic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b8d30e" fo:background-color="#fffffe" style:font-size-asian="12pt" style:font-style-asian="italic" style:font-weight-asian="normal" style:font-size-complex="12pt" style:font-style-complex="italic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officeooo:paragraph-rsid="00817ea1" fo:background-color="#fffffe" style:font-size-asian="12pt" style:font-style-asian="italic" style:font-weight-asian="normal" style:font-size-complex="12pt" style:font-style-complex="italic" style:font-weight-complex="normal"/>
    </style:style>
    <style:style style:name="P214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941053" officeooo:paragraph-rsid="00941053" fo:background-color="#fffffe" style:font-size-asian="12pt" style:font-style-asian="italic" style:font-weight-asian="normal" style:font-size-complex="12pt" style:font-style-complex="italic" style:font-weight-complex="normal"/>
    </style:style>
    <style:style style:name="P215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e976dd" officeooo:paragraph-rsid="01e976dd" fo:background-color="#fffffe" style:font-size-asian="12pt" style:font-style-asian="italic" style:font-weight-asian="normal" style:font-size-complex="12pt" style:font-style-complex="italic" style:font-weight-complex="normal"/>
    </style:style>
    <style:style style:name="P216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f06baf" officeooo:paragraph-rsid="00be9893" fo:background-color="#fffffe" style:font-size-asian="12pt" style:font-style-asian="italic" style:font-weight-asian="normal" style:font-size-complex="12pt" style:font-style-complex="italic" style:font-weight-complex="normal"/>
    </style:style>
    <style:style style:name="P217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1804fe" officeooo:paragraph-rsid="013bf306" style:font-size-asian="12pt" style:font-style-asian="italic" style:font-weight-asian="normal" style:font-size-complex="12pt" style:font-style-complex="italic" style:font-weight-complex="normal"/>
    </style:style>
    <style:style style:name="P218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435818" style:font-size-asian="12pt" style:font-style-asian="italic" style:font-weight-asian="normal" style:font-size-complex="12pt" style:font-style-complex="italic" style:font-weight-complex="normal"/>
    </style:style>
    <style:style style:name="P219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4626e3" style:font-size-asian="12pt" style:font-style-asian="italic" style:font-weight-asian="normal" style:font-size-complex="12pt" style:font-style-complex="italic" style:font-weight-complex="normal"/>
    </style:style>
    <style:style style:name="P220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4950c1" style:font-size-asian="12pt" style:font-style-asian="italic" style:font-weight-asian="normal" style:font-size-complex="12pt" style:font-style-complex="italic" style:font-weight-complex="normal"/>
    </style:style>
    <style:style style:name="P221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52c5ee" style:font-size-asian="12pt" style:font-style-asian="italic" style:font-weight-asian="normal" style:font-size-complex="12pt" style:font-style-complex="italic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officeooo:paragraph-rsid="0152c5ee" style:font-size-asian="12pt" style:font-style-asian="italic" style:font-weight-asian="normal" style:font-size-complex="12pt" style:font-style-complex="italic" style:font-weight-complex="normal"/>
    </style:style>
    <style:style style:name="P223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7e6070" style:font-size-asian="12pt" style:font-style-asian="italic" style:font-size-complex="12pt" style:font-style-complex="italic"/>
    </style:style>
    <style:style style:name="P224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ac631a" style:font-size-asian="12pt" style:font-style-asian="italic" style:font-size-complex="12pt" style:font-style-complex="italic"/>
    </style:style>
    <style:style style:name="P225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be9893" style:font-size-asian="12pt" style:font-style-asian="italic" style:font-size-complex="12pt" style:font-style-complex="italic"/>
    </style:style>
    <style:style style:name="P226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7e6070" style:font-size-asian="12pt" style:font-style-asian="italic" style:font-size-complex="12pt" style:font-style-complex="italic"/>
    </style:style>
    <style:style style:name="P227" style:family="paragraph" style:parent-style-name="Standard">
      <style:paragraph-properties fo:text-align="center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b5f856" fo:background-color="#fffffe" style:font-size-asian="12pt" style:font-style-asian="italic" style:font-size-complex="12pt" style:font-style-complex="italic"/>
    </style:style>
    <style:style style:name="P228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c20060" fo:background-color="#fffffe" style:font-size-asian="12pt" style:font-style-asian="italic" style:font-size-complex="12pt" style:font-style-complex="italic"/>
    </style:style>
    <style:style style:name="P229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208c8b2" fo:background-color="#fffffe" style:font-size-asian="12pt" style:font-style-asian="italic" style:font-size-complex="12pt" style:font-style-complex="italic"/>
    </style:style>
    <style:style style:name="P23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817ea1" fo:background-color="#fffffe" style:font-size-asian="12pt" style:font-weight-asian="normal" style:font-size-complex="12pt" style:font-weight-complex="normal"/>
    </style:style>
    <style:style style:name="P23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ac631a" fo:background-color="#fffffe" style:font-size-asian="12pt" style:font-weight-asian="normal" style:font-size-complex="12pt" style:font-weight-complex="normal"/>
    </style:style>
    <style:style style:name="P23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c20060" fo:background-color="#fffffe" style:font-size-asian="12pt" style:font-weight-asian="normal" style:font-size-complex="12pt" style:font-weight-complex="normal"/>
    </style:style>
    <style:style style:name="P23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921cd4" fo:background-color="#fffffe" style:font-size-asian="12pt" style:font-weight-asian="normal" style:font-size-complex="12pt" style:font-weight-complex="normal"/>
    </style:style>
    <style:style style:name="P23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be9893" fo:background-color="#fffffe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2031690" fo:background-color="#fffffe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208c8b2" fo:background-color="#fffffe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817ea1" fo:background-color="#fffffe" style:font-size-asian="12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921cd4" fo:background-color="#fffffe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5cda4" officeooo:paragraph-rsid="017a066c" fo:background-color="#fffffe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7f7e1" officeooo:paragraph-rsid="0207f7e1" fo:background-color="#fffffe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7f7e1" officeooo:paragraph-rsid="0208c8b2" fo:background-color="#fffffe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b1b95f" officeooo:paragraph-rsid="00c78f14" fo:background-color="#fffffe" style:font-size-asian="12pt" style:font-style-asian="italic" style:font-weight-asian="normal" style:font-size-complex="12pt" style:font-style-complex="italic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c4b776" fo:background-color="#fffffe" style:font-size-asian="12pt" style:font-style-asian="italic" style:font-weight-asian="normal" style:font-size-complex="12pt" style:font-style-complex="italic" style:font-weight-complex="normal"/>
    </style:style>
    <style:style style:name="P24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7e6070" officeooo:paragraph-rsid="00b8d30e" fo:background-color="#fffffe" style:font-size-asian="12pt" style:font-style-asian="italic" style:font-weight-asian="normal" style:font-size-complex="12pt" style:font-style-complex="italic" style:font-weight-complex="normal"/>
    </style:style>
    <style:style style:name="P24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letter-spacing="normal" fo:font-style="normal" officeooo:paragraph-rsid="00ac631a" fo:background-color="#fffffe"/>
    </style:style>
    <style:style style:name="P24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letter-spacing="normal" fo:font-style="normal" officeooo:rsid="00941053" officeooo:paragraph-rsid="00921cd4" fo:background-color="#fffffe"/>
    </style:style>
    <style:style style:name="P247" style:family="paragraph" style:parent-style-name="Standard">
      <style:paragraph-properties fo:text-align="start" style:justify-single-word="false"/>
      <style:text-properties fo:font-variant="normal" fo:text-transform="none" style:font-name="Liberation Serif" fo:letter-spacing="normal" fo:font-style="normal" fo:font-weight="normal" officeooo:paragraph-rsid="017a066c"/>
    </style:style>
    <style:style style:name="P248" style:family="paragraph" style:parent-style-name="Standard">
      <style:paragraph-properties fo:text-align="center" style:justify-single-word="false"/>
      <style:text-properties officeooo:paragraph-rsid="007e6070"/>
    </style:style>
    <style:style style:name="P249" style:family="paragraph" style:parent-style-name="Standard">
      <style:paragraph-properties fo:text-align="center" style:justify-single-word="false"/>
      <style:text-properties officeooo:paragraph-rsid="00ac631a"/>
    </style:style>
    <style:style style:name="P250" style:family="paragraph" style:parent-style-name="Standard">
      <style:paragraph-properties fo:text-align="center" style:justify-single-word="false"/>
      <style:text-properties officeooo:paragraph-rsid="00b5f856"/>
    </style:style>
    <style:style style:name="P251" style:family="paragraph" style:parent-style-name="Standard">
      <style:paragraph-properties fo:text-align="center" style:justify-single-word="false"/>
      <style:text-properties officeooo:paragraph-rsid="00b8d30e"/>
    </style:style>
    <style:style style:name="P252" style:family="paragraph" style:parent-style-name="Standard">
      <style:paragraph-properties fo:text-align="center" style:justify-single-word="false"/>
      <style:text-properties officeooo:paragraph-rsid="00be9893"/>
    </style:style>
    <style:style style:name="P253" style:family="paragraph" style:parent-style-name="Standard">
      <style:paragraph-properties fo:text-align="center" style:justify-single-word="false"/>
      <style:text-properties officeooo:paragraph-rsid="01435818"/>
    </style:style>
    <style:style style:name="P254" style:family="paragraph" style:parent-style-name="Standard">
      <style:paragraph-properties fo:text-align="center" style:justify-single-word="false"/>
      <style:text-properties officeooo:paragraph-rsid="014950c1"/>
    </style:style>
    <style:style style:name="P255" style:family="paragraph" style:parent-style-name="Standard">
      <style:paragraph-properties fo:text-align="center" style:justify-single-word="false"/>
      <style:text-properties officeooo:paragraph-rsid="013bf306"/>
    </style:style>
    <style:style style:name="P256" style:family="paragraph" style:parent-style-name="Standard">
      <style:paragraph-properties fo:text-align="center" style:justify-single-word="false"/>
      <style:text-properties officeooo:paragraph-rsid="013988ab"/>
    </style:style>
    <style:style style:name="P257" style:family="paragraph" style:parent-style-name="Standard">
      <style:paragraph-properties fo:text-align="center" style:justify-single-word="false"/>
      <style:text-properties officeooo:paragraph-rsid="014626e3"/>
    </style:style>
    <style:style style:name="P258" style:family="paragraph" style:parent-style-name="Standard">
      <style:text-properties fo:color="#a31515" loext:opacity="100%" style:font-name="Liberation Serif" fo:background-color="#fffffe"/>
    </style:style>
    <style:style style:name="P259" style:family="paragraph" style:parent-style-name="Standard">
      <style:paragraph-properties fo:text-align="start" style:justify-single-word="false"/>
      <style:text-properties fo:color="#a31515" loext:opacity="100%" style:font-name="Liberation Serif" fo:background-color="#fffffe"/>
    </style:style>
    <style:style style:name="P260" style:family="paragraph" style:parent-style-name="Standard">
      <style:paragraph-properties fo:text-align="start" style:justify-single-word="false"/>
      <style:text-properties fo:color="#a31515" loext:opacity="100%" style:font-name="Liberation Serif" officeooo:paragraph-rsid="01649aad" fo:background-color="#fffffe"/>
    </style:style>
    <style:style style:name="P261" style:family="paragraph" style:parent-style-name="Standard">
      <style:paragraph-properties fo:text-align="start" style:justify-single-word="false"/>
      <style:text-properties fo:color="#a31515" loext:opacity="100%" style:font-name="Liberation Serif" fo:font-size="12pt" style:text-underline-style="none" fo:font-weight="normal" officeooo:rsid="000beb16" officeooo:paragraph-rsid="01c03e5a" fo:background-color="#fffffe" style:font-size-asian="10.5pt" style:font-weight-asian="normal" style:font-size-complex="12pt" style:font-weight-complex="normal"/>
    </style:style>
    <style:style style:name="P262" style:family="paragraph" style:parent-style-name="Standard" style:list-style-name="L1">
      <style:paragraph-properties fo:text-align="start" style:justify-single-word="false"/>
      <style:text-properties officeooo:paragraph-rsid="0035cda4"/>
    </style:style>
    <style:style style:name="P263" style:family="paragraph" style:parent-style-name="Standard" style:list-style-name="L3">
      <style:paragraph-properties fo:text-align="start" style:justify-single-word="false"/>
      <style:text-properties officeooo:paragraph-rsid="014eaed4"/>
    </style:style>
    <style:style style:name="P264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265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7668fe" officeooo:paragraph-rsid="017668fe" fo:background-color="#fffffe" style:font-size-asian="12pt" style:font-weight-asian="normal" style:font-size-complex="12pt" style:font-weight-complex="normal"/>
    </style:style>
    <style:style style:name="P266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7668fe" officeooo:paragraph-rsid="01782a3c" fo:background-color="#fffffe" style:font-size-asian="12pt" style:font-weight-asian="normal" style:font-size-complex="12pt" style:font-weight-complex="normal"/>
    </style:style>
    <style:style style:name="P267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7b260f" officeooo:paragraph-rsid="017b260f" fo:background-color="#fffffe" style:font-size-asian="12pt" style:font-weight-asian="normal" style:font-size-complex="12pt" style:font-weight-complex="normal"/>
    </style:style>
    <style:style style:name="P268" style:family="paragraph" style:parent-style-name="Standard">
      <style:paragraph-properties fo:text-align="start" style:justify-single-word="false"/>
      <style:text-properties fo:color="#000000" loext:opacity="100%" style:font-name="Liberation Serif" fo:background-color="#fffffe"/>
    </style:style>
    <style:style style:name="P269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officeooo:paragraph-rsid="017668fe" fo:background-color="#fffffe"/>
    </style:style>
    <style:style style:name="P270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officeooo:paragraph-rsid="017b260f" fo:background-color="#fffffe"/>
    </style:style>
    <style:style style:name="P271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4eaed4" fo:background-color="#fffffe"/>
    </style:style>
    <style:style style:name="P27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62fe0b" fo:background-color="#fffffe"/>
    </style:style>
    <style:style style:name="P273" style:family="paragraph" style:parent-style-name="Standard">
      <style:text-properties fo:color="#000000" loext:opacity="100%" style:font-name="Liberation Serif"/>
    </style:style>
    <style:style style:name="P274" style:family="paragraph" style:parent-style-name="Standard">
      <style:text-properties fo:color="#000000" loext:opacity="100%" style:font-name="Liberation Serif" fo:background-color="#fffffe"/>
    </style:style>
    <style:style style:name="P275" style:family="paragraph" style:parent-style-name="Standard">
      <style:paragraph-properties fo:text-align="start" style:justify-single-word="false"/>
      <style:text-properties fo:color="#000000" loext:opacity="100%" style:font-name="Liberation Serif" fo:background-color="#fffffe"/>
    </style:style>
    <style:style style:name="P27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162fe0b" fo:background-color="#fffffe"/>
    </style:style>
    <style:style style:name="P27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15513ef" officeooo:paragraph-rsid="015513ef" fo:background-color="#fffffe" style:font-size-asian="10.5pt" style:font-weight-asian="normal" style:font-size-complex="12pt" style:font-weight-complex="normal"/>
    </style:style>
    <style:style style:name="P278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normal" officeooo:rsid="00017eb6" officeooo:paragraph-rsid="01649aad" fo:background-color="#fffffe" style:font-size-asian="16pt" style:font-weight-asian="normal" style:font-size-complex="16pt" style:font-weight-complex="normal"/>
    </style:style>
    <style:style style:name="P279" style:family="paragraph" style:parent-style-name="Standard" style:list-style-name="L1">
      <style:paragraph-properties fo:text-align="start" style:justify-single-word="false"/>
      <style:text-properties officeooo:rsid="017a066c" officeooo:paragraph-rsid="017a066c"/>
    </style:style>
    <style:style style:name="P280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17b260f" style:font-size-asian="12pt" style:font-weight-asian="normal" style:font-size-complex="12pt" style:font-weight-complex="normal"/>
    </style:style>
    <style:style style:name="P281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282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1bf4361" style:font-size-asian="10.5pt" style:font-weight-asian="normal" style:font-size-complex="12pt" style:font-weight-complex="normal"/>
    </style:style>
    <style:style style:name="P28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3b86d" style:font-size-asian="10.5pt" style:font-weight-asian="normal" style:font-size-complex="12pt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1649aad" style:font-size-asian="16pt" style:font-weight-asian="normal" style:font-size-complex="16pt" style:font-weight-complex="normal"/>
    </style:style>
    <style:style style:name="P28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c18097" fo:background-color="#fffffe" style:font-size-asian="12pt" style:font-weight-asian="normal" style:font-size-complex="12pt" style:font-weight-complex="normal"/>
    </style:style>
    <style:style style:name="P2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0c18097" fo:background-color="#fffffe" style:font-size-asian="12pt" style:font-weight-asian="normal" style:font-size-complex="12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officeooo:paragraph-rsid="02006707" fo:background-color="#fffffe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f8cbee" officeooo:paragraph-rsid="01f8cbee" fo:background-color="#fffffe" style:font-size-asian="12pt" style:font-weight-asian="normal" style:font-size-complex="12pt" style:font-weight-complex="normal"/>
    </style:style>
    <style:style style:name="P2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f8cbee" officeooo:paragraph-rsid="01f8cbee" fo:background-color="#fffffe" style:font-size-asian="12pt" style:font-weight-asian="normal" style:font-size-complex="12pt" style:font-weight-complex="normal"/>
    </style:style>
    <style:style style:name="P290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0c20060" style:font-size-asian="12pt" style:font-style-asian="italic" style:font-size-complex="12pt" style:font-style-complex="italic"/>
    </style:style>
    <style:style style:name="P291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italic" fo:font-weight="normal" officeooo:paragraph-rsid="02031690" style:font-size-asian="12pt" style:font-style-asian="italic" style:font-size-complex="12pt" style:font-style-complex="italic"/>
    </style:style>
    <style:style style:name="P292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officeooo:paragraph-rsid="0152c5ee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text-align="start" style:justify-single-word="false"/>
      <style:text-properties fo:font-variant="normal" fo:text-transform="none" fo:color="#a31515" loext:opacity="100%" style:font-name="Liberation Serif" fo:letter-spacing="normal" fo:font-style="normal" officeooo:paragraph-rsid="02031690" fo:background-color="#fffffe"/>
    </style:style>
    <style:style style:name="P294" style:family="paragraph" style:parent-style-name="Standard">
      <style:paragraph-properties fo:text-align="start" style:justify-single-word="false"/>
      <style:text-properties fo:color="#a31515" loext:opacity="100%" style:font-name="Liberation Serif" fo:background-color="#fffffe"/>
    </style:style>
    <style:style style:name="P295" style:family="paragraph" style:parent-style-name="Standard">
      <style:paragraph-properties fo:text-align="start" style:justify-single-word="false"/>
      <style:text-properties fo:color="#a31515" loext:opacity="100%" style:font-name="Liberation Serif" officeooo:paragraph-rsid="02006707" fo:background-color="#fffffe"/>
    </style:style>
    <style:style style:name="P296" style:family="paragraph" style:parent-style-name="Standard">
      <style:paragraph-properties fo:text-align="start" style:justify-single-word="false"/>
      <style:text-properties fo:color="#212121" loext:opacity="100%" style:font-name="Liberation Serif" officeooo:paragraph-rsid="0152c5ee" fo:background-color="#fffffe"/>
    </style:style>
    <style:style style:name="P297" style:family="paragraph" style:parent-style-name="Standard">
      <style:paragraph-properties fo:text-align="start" style:justify-single-word="false"/>
      <style:text-properties fo:color="#212121" loext:opacity="100%" style:font-name="Liberation Serif" officeooo:paragraph-rsid="014eaed4"/>
    </style:style>
    <style:style style:name="P298" style:family="paragraph" style:parent-style-name="Standard">
      <style:text-properties style:font-name="Liberation Serif"/>
    </style:style>
    <style:style style:name="P29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62fe0b" officeooo:paragraph-rsid="0162fe0b" style:font-size-asian="10.5pt" style:font-weight-asian="normal" style:font-size-complex="12pt" style:font-weight-complex="normal"/>
    </style:style>
    <style:style style:name="P30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162fe0b" officeooo:paragraph-rsid="01649aad" style:font-size-asian="10.5pt" style:font-weight-asian="normal" style:font-size-complex="12pt" style:font-weight-complex="normal"/>
    </style:style>
    <style:style style:name="T1" style:family="text">
      <style:text-properties officeooo:rsid="00067db1"/>
    </style:style>
    <style:style style:name="T2" style:family="text">
      <style:text-properties officeooo:rsid="0009c32a"/>
    </style:style>
    <style:style style:name="T3" style:family="text">
      <style:text-properties officeooo:rsid="000ae0ba"/>
    </style:style>
    <style:style style:name="T4" style:family="text">
      <style:text-properties officeooo:rsid="001804fe"/>
    </style:style>
    <style:style style:name="T5" style:family="text">
      <style:text-properties officeooo:rsid="001c957c"/>
    </style:style>
    <style:style style:name="T6" style:family="text">
      <style:text-properties officeooo:rsid="001f6171"/>
    </style:style>
    <style:style style:name="T7" style:family="text">
      <style:text-properties officeooo:rsid="0020b8b3"/>
    </style:style>
    <style:style style:name="T8" style:family="text">
      <style:text-properties officeooo:rsid="00232514"/>
    </style:style>
    <style:style style:name="T9" style:family="text">
      <style:text-properties officeooo:rsid="002431dc"/>
    </style:style>
    <style:style style:name="T10" style:family="text">
      <style:text-properties fo:color="#a31515" loext:opacity="100%"/>
    </style:style>
    <style:style style:name="T11" style:family="text">
      <style:text-properties fo:color="#a31515" loext:opacity="100%" style:font-name="Liberation Serif" fo:background-color="#fffffe" loext:char-shading-value="0"/>
    </style:style>
    <style:style style:name="T12" style:family="text">
      <style:text-properties fo:color="#a31515" loext:opacity="100%" style:font-name="Liberation Serif" officeooo:rsid="01a6f914" fo:background-color="#fffffe" loext:char-shading-value="0"/>
    </style:style>
    <style:style style:name="T13" style:family="text">
      <style:text-properties fo:color="#a3151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14" style:family="text">
      <style:text-properties fo:color="#a31515" loext:opacity="100%" style:font-name="Liberation Serif" fo:font-size="12pt" style:text-underline-style="none" fo:font-weight="normal" officeooo:rsid="01a9bd23" fo:background-color="#fffffe" loext:char-shading-value="0" style:font-size-asian="12pt" style:font-weight-asian="normal" style:font-size-complex="12pt" style:font-weight-complex="normal"/>
    </style:style>
    <style:style style:name="T15" style:family="text">
      <style:text-properties fo:color="#a31515" loext:opacity="100%" officeooo:rsid="0041e812"/>
    </style:style>
    <style:style style:name="T16" style:family="text">
      <style:text-properties fo:color="#a31515" loext:opacity="100%" officeooo:rsid="014ce21f"/>
    </style:style>
    <style:style style:name="T17" style:family="text">
      <style:text-properties fo:color="#a31515" loext:opacity="100%" officeooo:rsid="0161b52c"/>
    </style:style>
    <style:style style:name="T18" style:family="text">
      <style:text-properties fo:color="#a31515" loext:opacity="100%" officeooo:rsid="01afe0b3"/>
    </style:style>
    <style:style style:name="T19" style:family="text">
      <style:text-properties fo:color="#a31515" loext:opacity="100%" officeooo:rsid="01b43e8d"/>
    </style:style>
    <style:style style:name="T20" style:family="text">
      <style:text-properties fo:color="#a31515" loext:opacity="100%" officeooo:rsid="01ba607a"/>
    </style:style>
    <style:style style:name="T21" style:family="text">
      <style:text-properties fo:color="#a31515" loext:opacity="100%" officeooo:rsid="01bc1403"/>
    </style:style>
    <style:style style:name="T22" style:family="text">
      <style:text-properties fo:color="#a31515" loext:opacity="100%" officeooo:rsid="01c5e2d2"/>
    </style:style>
    <style:style style:name="T23" style:family="text">
      <style:text-properties fo:color="#a31515" loext:opacity="100%" officeooo:rsid="02006707"/>
    </style:style>
    <style:style style:name="T24" style:family="text">
      <style:text-properties fo:color="#a31515" loext:opacity="100%" officeooo:rsid="020212ff"/>
    </style:style>
    <style:style style:name="T25" style:family="text">
      <style:text-properties fo:color="#a31515" loext:opacity="100%" officeooo:rsid="022077e2"/>
    </style:style>
    <style:style style:name="T26" style:family="text">
      <style:text-properties fo:color="#a31515" loext:opacity="100%" officeooo:rsid="022abb67"/>
    </style:style>
    <style:style style:name="T27" style:family="text">
      <style:text-properties fo:color="#000000" loext:opacity="100%" fo:background-color="#fffffe" loext:char-shading-value="0"/>
    </style:style>
    <style:style style:name="T28" style:family="text">
      <style:text-properties fo:color="#000000" loext:opacity="100%" officeooo:rsid="002dffd5" fo:background-color="#fffffe" loext:char-shading-value="0"/>
    </style:style>
    <style:style style:name="T29" style:family="text">
      <style:text-properties fo:color="#000000" loext:opacity="100%" officeooo:rsid="003cd920" fo:background-color="#fffffe" loext:char-shading-value="0"/>
    </style:style>
    <style:style style:name="T30" style:family="text">
      <style:text-properties fo:color="#000000" loext:opacity="100%" fo:font-size="12pt" style:text-underline-style="none" officeooo:rsid="0035cda4" fo:background-color="#fffffe" loext:char-shading-value="0" style:font-size-asian="12pt" style:font-weight-asian="normal" style:font-size-complex="12pt" style:font-weight-complex="normal" loext:padding="0in" loext:border="none"/>
    </style:style>
    <style:style style:name="T31" style:family="text">
      <style:text-properties fo:color="#000000" loext:opacity="100%" style:font-name="Liberation Serif" fo:font-size="12pt" style:text-underline-style="none" fo:font-weight="normal" fo:background-color="#fffffe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Liberation Serif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Liberation Serif" fo:font-size="12pt" style:text-underline-style="none" fo:font-weight="normal" officeooo:rsid="00394c4b" fo:background-color="#fffffe" loext:char-shading-value="0" style:font-size-asian="12pt" style:font-weight-asian="normal" style:font-size-complex="12pt" style:font-weight-complex="normal"/>
    </style:style>
    <style:style style:name="T35" style:family="text">
      <style:text-properties fo:color="#000000" loext:opacity="100%" style:font-name="Liberation Serif" fo:font-size="12pt" style:text-underline-style="none" fo:font-weight="normal" officeooo:rsid="01a9bd23" fo:background-color="#fffffe" loext:char-shading-value="0" style:font-size-asian="12pt" style:font-weight-asian="normal" style:font-size-complex="12pt" style:font-weight-complex="normal"/>
    </style:style>
    <style:style style:name="T36" style:family="text">
      <style:text-properties fo:color="#000000" loext:opacity="100%" style:font-name="Liberation Serif" fo:font-size="12pt" style:text-underline-style="none" fo:font-weight="normal" officeooo:rsid="01ab6c1f" fo:background-color="#fffffe" loext:char-shading-value="0" style:font-size-asian="12pt" style:font-weight-asian="normal" style:font-size-complex="12pt" style:font-weight-complex="normal"/>
    </style:style>
    <style:style style:name="T37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0.5pt" style:font-weight-asian="normal" style:font-size-complex="12pt" style:font-weight-complex="normal"/>
    </style:style>
    <style:style style:name="T38" style:family="text">
      <style:text-properties fo:color="#000000" loext:opacity="100%" style:font-name="Liberation Serif" fo:font-size="12pt" fo:font-style="italic" style:text-underline-style="none" fo:font-weight="normal" officeooo:rsid="007e6070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color="#000000" loext:opacity="100%" style:font-name="Liberation Serif" fo:font-size="12pt" fo:font-weight="normal" fo:background-color="#fffffe" loext:char-shading-value="0" style:font-size-asian="12pt" style:font-size-complex="12pt"/>
    </style:style>
    <style:style style:name="T40" style:family="text">
      <style:text-properties fo:color="#000000" loext:opacity="100%" style:font-name="Liberation Serif" fo:font-size="12pt" fo:font-weight="normal" officeooo:rsid="01dc6d58" fo:background-color="#fffffe" loext:char-shading-value="0" style:font-size-asian="12pt" style:font-size-complex="12pt"/>
    </style:style>
    <style:style style:name="T41" style:family="text">
      <style:text-properties fo:color="#000000" loext:opacity="100%" style:font-name="Liberation Serif" fo:font-size="12pt" fo:font-weight="normal" officeooo:rsid="01e8333e" fo:background-color="#fffffe" loext:char-shading-value="0" style:font-size-asian="12pt" style:font-size-complex="12pt"/>
    </style:style>
    <style:style style:name="T42" style:family="text">
      <style:text-properties fo:color="#000000" loext:opacity="100%" style:font-name="Liberation Serif" fo:background-color="#fffffe" loext:char-shading-value="0"/>
    </style:style>
    <style:style style:name="T43" style:family="text">
      <style:text-properties fo:color="#000000" loext:opacity="100%" style:font-name="IBMPlexMono, monospace," fo:background-color="#fffffe" loext:char-shading-value="0"/>
    </style:style>
    <style:style style:name="T44" style:family="text">
      <style:text-properties fo:color="#0451a5" loext:opacity="100%"/>
    </style:style>
    <style:style style:name="T45" style:family="text">
      <style:text-properties fo:color="#0451a5" loext:opacity="100%" style:font-name="Liberation Serif" fo:background-color="#fffffe" loext:char-shading-value="0"/>
    </style:style>
    <style:style style:name="T46" style:family="text">
      <style:text-properties fo:color="#0451a5" loext:opacity="100%" style:font-name="Liberation Serif" officeooo:rsid="01a6f914" fo:background-color="#fffffe" loext:char-shading-value="0"/>
    </style:style>
    <style:style style:name="T47" style:family="text">
      <style:text-properties fo:color="#0451a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48" style:family="text">
      <style:text-properties fo:color="#0451a5" loext:opacity="100%" style:font-name="Liberation Serif" fo:font-size="12pt" style:text-underline-style="none" fo:font-weight="normal" officeooo:rsid="01a9bd23" fo:background-color="#fffffe" loext:char-shading-value="0" style:font-size-asian="12pt" style:font-weight-asian="normal" style:font-size-complex="12pt" style:font-weight-complex="normal"/>
    </style:style>
    <style:style style:name="T49" style:family="text">
      <style:text-properties fo:color="#0451a5" loext:opacity="100%" style:font-name="Liberation Serif" fo:font-size="12pt" style:text-underline-style="none" fo:font-weight="normal" officeooo:rsid="01ab6c1f" fo:background-color="#fffffe" loext:char-shading-value="0" style:font-size-asian="12pt" style:font-weight-asian="normal" style:font-size-complex="12pt" style:font-weight-complex="normal"/>
    </style:style>
    <style:style style:name="T50" style:family="text">
      <style:text-properties fo:color="#0451a5" loext:opacity="100%" style:font-name="Liberation Serif" fo:font-size="12pt" style:text-underline-style="none" fo:font-weight="normal" officeooo:rsid="01abb0a5" fo:background-color="#fffffe" loext:char-shading-value="0" style:font-size-asian="12pt" style:font-weight-asian="normal" style:font-size-complex="12pt" style:font-weight-complex="normal"/>
    </style:style>
    <style:style style:name="T51" style:family="text">
      <style:text-properties fo:color="#0451a5" loext:opacity="100%" officeooo:rsid="01afe0b3"/>
    </style:style>
    <style:style style:name="T52" style:family="text">
      <style:text-properties fo:color="#0451a5" loext:opacity="100%" officeooo:rsid="01b43e8d"/>
    </style:style>
    <style:style style:name="T53" style:family="text">
      <style:text-properties fo:color="#0451a5" loext:opacity="100%" officeooo:rsid="01ba607a"/>
    </style:style>
    <style:style style:name="T54" style:family="text">
      <style:text-properties fo:color="#0451a5" loext:opacity="100%" officeooo:rsid="01bc1403"/>
    </style:style>
    <style:style style:name="T55" style:family="text">
      <style:text-properties fo:color="#0451a5" loext:opacity="100%" officeooo:rsid="01c5e2d2"/>
    </style:style>
    <style:style style:name="T56" style:family="text">
      <style:text-properties fo:color="#0451a5" loext:opacity="100%" officeooo:rsid="02006707"/>
    </style:style>
    <style:style style:name="T57" style:family="text">
      <style:text-properties fo:color="#0451a5" loext:opacity="100%" officeooo:rsid="020212ff"/>
    </style:style>
    <style:style style:name="T58" style:family="text">
      <style:text-properties officeooo:rsid="0035cda4"/>
    </style:style>
    <style:style style:name="T59" style:family="text">
      <style:text-properties style:font-name="Liberation Serif"/>
    </style:style>
    <style:style style:name="T60" style:family="text">
      <style:text-properties style:font-name="Liberation Serif" fo:font-size="12pt" style:text-underline-style="none" fo:font-weight="normal" officeooo:rsid="0035cda4" style:font-size-asian="10.5pt" style:font-weight-asian="normal" style:font-size-complex="12pt" style:font-weight-complex="normal"/>
    </style:style>
    <style:style style:name="T61" style:family="text">
      <style:text-properties style:font-name="Liberation Serif" fo:font-size="12pt" style:text-underline-style="none" fo:font-weight="normal" officeooo:rsid="014eaed4" style:font-size-asian="10.5pt" style:font-weight-asian="normal" style:font-size-complex="12pt" style:font-weight-complex="normal"/>
    </style:style>
    <style:style style:name="T62" style:family="text">
      <style:text-properties style:font-name="Liberation Serif" fo:font-size="12pt" style:text-underline-style="none" fo:font-weight="normal" officeooo:rsid="0189a998" style:font-size-asian="10.5pt" style:font-weight-asian="normal" style:font-size-complex="12pt" style:font-weight-complex="normal"/>
    </style:style>
    <style:style style:name="T63" style:family="text">
      <style:text-properties style:font-name="Liberation Serif" fo:font-size="12pt" style:text-underline-style="none" fo:font-weight="normal" officeooo:rsid="013bf306" style:font-size-asian="10.5pt" style:font-weight-asian="normal" style:font-size-complex="12pt" style:font-weight-complex="normal"/>
    </style:style>
    <style:style style:name="T64" style:family="text">
      <style:text-properties style:font-name="Liberation Serif" fo:font-size="12pt" style:text-underline-style="none" fo:font-weight="normal" officeooo:rsid="012cc2b1" style:font-size-asian="10.5pt" style:font-weight-asian="normal" style:font-size-complex="12pt" style:font-weight-complex="normal"/>
    </style:style>
    <style:style style:name="T65" style:family="text">
      <style:text-properties style:font-name="Liberation Serif" fo:font-size="12pt" style:text-underline-style="none" fo:font-weight="normal" officeooo:rsid="013bc118" style:font-size-asian="10.5pt" style:font-weight-asian="normal" style:font-size-complex="12pt" style:font-weight-complex="normal"/>
    </style:style>
    <style:style style:name="T66" style:family="text">
      <style:text-properties style:font-name="Liberation Serif" fo:font-size="12pt" style:text-underline-style="none" fo:font-weight="normal" officeooo:rsid="001804fe" style:font-size-asian="12pt" style:font-weight-asian="normal" style:font-size-complex="12pt" style:font-weight-complex="normal"/>
    </style:style>
    <style:style style:name="T67" style:family="text">
      <style:text-properties style:font-name="Liberation Serif" fo:font-size="12pt" style:text-underline-style="none" fo:font-weight="normal" officeooo:rsid="02163b49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style="italic" style:text-underline-style="none" fo:font-weight="normal" officeooo:rsid="007e607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font-name="Liberation Serif" fo:font-size="12pt" fo:font-style="italic" style:text-underline-style="none" fo:font-weight="normal" officeooo:rsid="013bf306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font-name="Liberation Serif" fo:font-size="12pt" fo:font-weight="normal" style:font-size-asian="12pt" style:font-size-complex="12pt"/>
    </style:style>
    <style:style style:name="T71" style:family="text">
      <style:text-properties style:font-name="Liberation Serif" fo:font-size="12pt" fo:font-weight="normal" officeooo:rsid="01c55c1f" style:font-size-asian="12pt" style:font-size-complex="12pt"/>
    </style:style>
    <style:style style:name="T72" style:family="text">
      <style:text-properties style:font-name="Liberation Serif" fo:font-size="12pt" fo:font-weight="normal" officeooo:rsid="01c5e2d2" style:font-size-asian="12pt" style:font-size-complex="12pt"/>
    </style:style>
    <style:style style:name="T73" style:family="text">
      <style:text-properties style:font-name="Liberation Serif" fo:font-size="12pt" fo:font-weight="normal" officeooo:rsid="01d283cd" style:font-size-asian="12pt" style:font-size-complex="12pt"/>
    </style:style>
    <style:style style:name="T74" style:family="text">
      <style:text-properties style:font-name="Liberation Serif" fo:font-size="12pt" fo:font-weight="normal" officeooo:rsid="01e1437c" style:font-size-asian="12pt" style:font-size-complex="12pt"/>
    </style:style>
    <style:style style:name="T75" style:family="text">
      <style:text-properties style:font-name="Liberation Serif" fo:font-size="12pt" fo:font-weight="normal" officeooo:rsid="01eda38f" style:font-size-asian="12pt" style:font-size-complex="12pt"/>
    </style:style>
    <style:style style:name="T76" style:family="text">
      <style:text-properties style:font-name="Liberation Serif" fo:font-size="12pt" fo:font-weight="normal" officeooo:rsid="01ee21f3" style:font-size-asian="12pt" style:font-size-complex="12pt"/>
    </style:style>
    <style:style style:name="T77" style:family="text">
      <style:text-properties style:font-name="Liberation Serif" style:text-underline-style="none" officeooo:rsid="015c6710" style:font-size-asian="12pt" style:font-weight-asian="normal" style:font-size-complex="12pt" style:font-weight-complex="normal"/>
    </style:style>
    <style:style style:name="T78" style:family="text">
      <style:text-properties style:font-name="Liberation Serif" style:text-underline-style="none" officeooo:rsid="001804fe"/>
    </style:style>
    <style:style style:name="T79" style:family="text">
      <style:text-properties style:font-name="Liberation Serif" officeooo:rsid="015c6710" style:font-size-asian="12pt"/>
    </style:style>
    <style:style style:name="T80" style:family="text">
      <style:text-properties style:font-name="Liberation Serif" fo:font-size="14pt" style:text-underline-style="none" fo:font-weight="bold" officeooo:rsid="013a8c37" style:font-size-asian="14pt" style:font-weight-asian="bold" style:font-size-complex="14pt" style:font-weight-complex="bold"/>
    </style:style>
    <style:style style:name="T81" style:family="text">
      <style:text-properties style:font-name="Liberation Serif" fo:font-size="14pt" style:text-underline-style="none" fo:font-weight="bold" officeooo:rsid="001804fe" style:font-size-asian="14pt" style:font-weight-asian="bold" style:font-size-complex="14pt" style:font-weight-complex="bold"/>
    </style:style>
    <style:style style:name="T82" style:family="text">
      <style:text-properties style:font-name="Liberation Serif" fo:font-size="14pt" style:text-underline-style="none" fo:font-weight="bold" officeooo:rsid="001b3cc2" style:font-size-asian="14pt" style:font-weight-asian="bold" style:font-size-complex="14pt" style:font-weight-complex="bold"/>
    </style:style>
    <style:style style:name="T83" style:family="text">
      <style:text-properties style:font-name="Liberation Serif" fo:font-size="14pt" style:text-underline-style="none" fo:font-weight="bold" officeooo:rsid="0149f0e1" style:font-size-asian="14pt" style:font-weight-asian="bold" style:font-size-complex="14pt" style:font-weight-complex="bold"/>
    </style:style>
    <style:style style:name="T84" style:family="text">
      <style:text-properties style:font-name="Liberation Serif" fo:font-size="14pt" style:text-underline-style="none" fo:font-weight="bold" officeooo:rsid="0218418e" style:font-size-asian="14pt" style:font-weight-asian="bold" style:font-size-complex="14pt" style:font-weight-complex="bold"/>
    </style:style>
    <style:style style:name="T85" style:family="text">
      <style:text-properties officeooo:rsid="00747cd6"/>
    </style:style>
    <style:style style:name="T86" style:family="text">
      <style:text-properties fo:font-variant="normal" fo:text-transform="none" fo:color="#212121" loext:opacity="100%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87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2c3e68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7e6070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3bf306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44490e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01804fe" style:font-size-asian="12pt" style:font-style-asian="italic" style:font-weight-asian="normal" style:font-size-complex="12pt" style:font-style-complex="italic" style:font-weight-complex="normal"/>
    </style:style>
    <style:style style:name="T92" style:family="text">
      <style:text-properties fo:font-variant="normal" fo:text-transform="none" fo:color="#212121" loext:opacity="100%" style:font-name="Liberation Serif" fo:font-size="12pt" fo:letter-spacing="normal" fo:font-style="italic" style:text-underline-style="none" fo:font-weight="normal" officeooo:rsid="014626e3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01804fe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3bf306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be187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4eaed4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152c5ee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1a2549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1a2c08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24aa49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2e5603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212121" loext:opacity="100%" style:font-name="Liberation Serif" fo:font-size="12pt" fo:letter-spacing="normal" fo:font-style="normal" style:text-underline-style="none" fo:font-weight="normal" officeooo:rsid="022f7ca4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212121" loext:opacity="100%" style:font-name="Liberation Serif" fo:font-size="12pt" fo:letter-spacing="normal" fo:font-style="normal" fo:font-weight="normal" style:font-size-asian="12pt" style:font-size-complex="12pt"/>
    </style:style>
    <style:style style:name="T104" style:family="text">
      <style:text-properties fo:font-variant="normal" fo:text-transform="none" fo:color="#212121" loext:opacity="100%" style:font-name="Liberation Serif" fo:font-size="12pt" fo:letter-spacing="normal" fo:font-style="normal" fo:font-weight="normal" officeooo:rsid="02149140" style:font-size-asian="12pt" style:font-size-complex="12pt"/>
    </style:style>
    <style:style style:name="T105" style:family="text">
      <style:text-properties fo:font-variant="normal" fo:text-transform="none" fo:color="#212121" loext:opacity="100%" style:font-name="Liberation Serif" fo:font-size="12pt" fo:letter-spacing="normal" fo:font-style="normal" fo:font-weight="normal" officeooo:rsid="021582c0" style:font-size-asian="12pt" style:font-size-complex="12pt"/>
    </style:style>
    <style:style style:name="T106" style:family="text">
      <style:text-properties fo:font-variant="normal" fo:text-transform="none" fo:color="#212121" loext:opacity="100%" style:font-name="Liberation Serif" fo:letter-spacing="normal" fo:font-style="italic" officeooo:rsid="007e6070" style:font-size-asian="12pt" style:font-style-asian="italic" style:font-style-complex="italic"/>
    </style:style>
    <style:style style:name="T107" style:family="text">
      <style:text-properties fo:font-variant="normal" fo:text-transform="none" fo:color="#212121" loext:opacity="100%" style:font-name="Liberation Serif" fo:letter-spacing="normal" fo:font-style="italic" officeooo:rsid="0144490e" style:font-size-asian="12pt" style:font-style-asian="italic" style:font-style-complex="italic"/>
    </style:style>
    <style:style style:name="T108" style:family="text">
      <style:text-properties fo:font-variant="normal" fo:text-transform="none" fo:color="#212121" loext:opacity="100%" style:font-name="Liberation Serif" fo:letter-spacing="normal" fo:font-style="italic" officeooo:rsid="013bf306" style:font-size-asian="12pt" style:font-style-asian="italic" style:font-style-complex="italic"/>
    </style:style>
    <style:style style:name="T109" style:family="text">
      <style:text-properties fo:font-variant="normal" fo:text-transform="none" fo:color="#212121" loext:opacity="100%" style:font-name="Liberation Serif" fo:letter-spacing="normal" fo:font-style="italic" officeooo:rsid="014626e3" style:font-size-asian="12pt" style:font-style-asian="italic" style:font-style-complex="italic"/>
    </style:style>
    <style:style style:name="T110" style:family="text">
      <style:text-properties fo:font-variant="normal" fo:text-transform="none" fo:color="#212121" loext:opacity="100%" style:font-name="Liberation Serif" fo:letter-spacing="normal" fo:font-style="normal"/>
    </style:style>
    <style:style style:name="T111" style:family="text">
      <style:text-properties fo:font-variant="normal" fo:text-transform="none" fo:color="#212121" loext:opacity="100%" style:font-name="Liberation Serif" fo:letter-spacing="normal" fo:font-style="normal" style:font-size-asian="12pt"/>
    </style:style>
    <style:style style:name="T112" style:family="text">
      <style:text-properties fo:font-variant="normal" fo:text-transform="none" fo:color="#212121" loext:opacity="100%" style:font-name="Liberation Serif" fo:letter-spacing="normal" fo:font-style="normal" officeooo:rsid="013bf306" style:font-size-asian="12pt"/>
    </style:style>
    <style:style style:name="T113" style:family="text">
      <style:text-properties fo:font-variant="normal" fo:text-transform="none" fo:color="#212121" loext:opacity="100%" style:font-name="Liberation Serif" fo:letter-spacing="normal" fo:font-style="normal" officeooo:rsid="01435818" style:font-size-asian="12pt"/>
    </style:style>
    <style:style style:name="T114" style:family="text">
      <style:text-properties fo:font-variant="normal" fo:text-transform="none" fo:color="#212121" loext:opacity="100%" style:font-name="Liberation Serif" fo:letter-spacing="normal" fo:font-style="normal" officeooo:rsid="014be187" style:font-size-asian="12pt"/>
    </style:style>
    <style:style style:name="T115" style:family="text">
      <style:text-properties fo:font-variant="normal" fo:text-transform="none" fo:color="#212121" loext:opacity="100%" style:font-name="Liberation Serif" fo:letter-spacing="normal" fo:font-style="normal" style:font-size-asian="12pt" style:font-size-complex="12pt"/>
    </style:style>
    <style:style style:name="T116" style:family="text">
      <style:text-properties fo:font-variant="normal" fo:text-transform="none" fo:color="#212121" loext:opacity="100%" style:font-name="Liberation Serif" fo:letter-spacing="normal" fo:font-style="normal" officeooo:rsid="013a8c37"/>
    </style:style>
    <style:style style:name="T117" style:family="text">
      <style:text-properties fo:font-variant="normal" fo:text-transform="none" fo:color="#212121" loext:opacity="100%" style:font-name="Liberation Serif" fo:font-size="14pt" fo:letter-spacing="normal" fo:font-style="normal" style:text-underline-style="none" fo:font-weight="bold" officeooo:rsid="001804fe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212121" loext:opacity="100%" style:font-name="Liberation Serif" fo:font-size="14pt" fo:letter-spacing="normal" fo:font-style="normal" style:text-underline-style="none" fo:font-weight="bold" officeooo:rsid="0216ca10" style:font-size-asian="14pt" style:font-weight-asian="bold" style:font-size-complex="14pt" style:font-weight-complex="bold"/>
    </style:style>
    <style:style style:name="T119" style:family="text">
      <style:text-properties fo:font-variant="normal" fo:text-transform="none" fo:color="#212121" loext:opacity="100%" style:font-name="Liberation Serif" fo:font-size="14pt" fo:letter-spacing="normal" fo:font-style="normal" style:text-underline-style="none" fo:font-weight="bold" officeooo:rsid="0218418e" style:font-size-asian="14pt" style:font-weight-asian="bold" style:font-size-complex="14pt" style:font-weight-complex="bold"/>
    </style:style>
    <style:style style:name="T120" style:family="text">
      <style:text-properties fo:font-variant="normal" fo:text-transform="none" fo:color="#212121" loext:opacity="100%" fo:letter-spacing="normal" fo:font-style="italic" fo:background-color="#fffffe" loext:char-shading-value="0" style:font-style-asian="italic" style:font-style-complex="italic"/>
    </style:style>
    <style:style style:name="T121" style:family="text">
      <style:text-properties fo:font-variant="normal" fo:text-transform="none" fo:color="#212121" loext:opacity="100%" fo:letter-spacing="normal" fo:font-style="italic" officeooo:rsid="007e6070" fo:background-color="#fffffe" loext:char-shading-value="0" style:font-style-asian="italic" style:font-style-complex="italic"/>
    </style:style>
    <style:style style:name="T122" style:family="text">
      <style:text-properties fo:font-variant="normal" fo:text-transform="none" fo:color="#212121" loext:opacity="100%" fo:letter-spacing="normal" fo:font-style="italic" officeooo:rsid="00889376" fo:background-color="#fffffe" loext:char-shading-value="0" style:font-style-asian="italic" style:font-style-complex="italic"/>
    </style:style>
    <style:style style:name="T123" style:family="text">
      <style:text-properties fo:font-variant="normal" fo:text-transform="none" fo:color="#212121" loext:opacity="100%" fo:letter-spacing="normal" fo:font-style="italic" officeooo:rsid="008b9dde" fo:background-color="#fffffe" loext:char-shading-value="0" style:font-style-asian="italic" style:font-style-complex="italic"/>
    </style:style>
    <style:style style:name="T124" style:family="text">
      <style:text-properties fo:font-variant="normal" fo:text-transform="none" fo:color="#212121" loext:opacity="100%" fo:letter-spacing="normal" fo:font-style="italic" officeooo:rsid="00b4acbe" fo:background-color="#fffffe" loext:char-shading-value="0" style:font-style-asian="italic" style:font-style-complex="italic"/>
    </style:style>
    <style:style style:name="T125" style:family="text">
      <style:text-properties fo:font-variant="normal" fo:text-transform="none" fo:color="#212121" loext:opacity="100%" fo:letter-spacing="normal" fo:font-style="italic" officeooo:rsid="01e11d90" fo:background-color="#fffffe" loext:char-shading-value="0" style:font-style-asian="italic" style:font-style-complex="italic"/>
    </style:style>
    <style:style style:name="T126" style:family="text">
      <style:text-properties fo:font-variant="normal" fo:text-transform="none" fo:color="#212121" loext:opacity="100%" fo:letter-spacing="normal" fo:font-style="italic" officeooo:rsid="01e1437c" fo:background-color="#fffffe" loext:char-shading-value="0" style:font-style-asian="italic" style:font-style-complex="italic"/>
    </style:style>
    <style:style style:name="T127" style:family="text">
      <style:text-properties fo:font-variant="normal" fo:text-transform="none" fo:color="#212121" loext:opacity="100%" fo:letter-spacing="normal" fo:font-style="italic" style:font-style-asian="italic" style:font-style-complex="italic"/>
    </style:style>
    <style:style style:name="T128" style:family="text">
      <style:text-properties fo:font-variant="normal" fo:text-transform="none" fo:color="#212121" loext:opacity="100%" fo:letter-spacing="normal" fo:font-style="italic" officeooo:rsid="007e6070" style:font-style-asian="italic" style:font-style-complex="italic"/>
    </style:style>
    <style:style style:name="T129" style:family="text">
      <style:text-properties fo:font-variant="normal" fo:text-transform="none" fo:color="#212121" loext:opacity="100%" fo:letter-spacing="normal" fo:font-style="italic" officeooo:rsid="008b9dde" style:font-style-asian="italic" style:font-style-complex="italic"/>
    </style:style>
    <style:style style:name="T130" style:family="text">
      <style:text-properties fo:font-variant="normal" fo:text-transform="none" fo:color="#212121" loext:opacity="100%" fo:letter-spacing="normal" fo:font-style="italic" officeooo:rsid="01c9f3b6" style:font-style-asian="italic" style:font-style-complex="italic"/>
    </style:style>
    <style:style style:name="T131" style:family="text">
      <style:text-properties fo:font-variant="normal" fo:text-transform="none" fo:color="#212121" loext:opacity="100%" fo:letter-spacing="normal" fo:font-style="italic" officeooo:rsid="013d8868" style:font-style-asian="italic" style:font-style-complex="italic"/>
    </style:style>
    <style:style style:name="T132" style:family="text">
      <style:text-properties fo:font-variant="normal" fo:text-transform="none" fo:color="#212121" loext:opacity="100%" fo:letter-spacing="normal" fo:font-style="italic" officeooo:rsid="013bf306" style:font-style-asian="italic" style:font-style-complex="italic"/>
    </style:style>
    <style:style style:name="T133" style:family="text">
      <style:text-properties fo:font-variant="normal" fo:text-transform="none" fo:color="#212121" loext:opacity="100%" fo:letter-spacing="normal" fo:font-style="normal"/>
    </style:style>
    <style:style style:name="T134" style:family="text">
      <style:text-properties fo:font-variant="normal" fo:text-transform="none" fo:color="#212121" loext:opacity="100%" fo:letter-spacing="normal" fo:font-style="normal" officeooo:rsid="014251e3"/>
    </style:style>
    <style:style style:name="T135" style:family="text">
      <style:text-properties fo:font-variant="normal" fo:text-transform="none" fo:color="#212121" loext:opacity="100%" fo:letter-spacing="normal" fo:font-style="normal" style:text-underline-style="none" officeooo:rsid="001804fe"/>
    </style:style>
    <style:style style:name="T136" style:family="text">
      <style:text-properties fo:font-variant="normal" fo:text-transform="none" fo:color="#212121" loext:opacity="100%" fo:letter-spacing="normal" fo:font-style="normal" style:text-underline-style="none" officeooo:rsid="021b87ee"/>
    </style:style>
    <style:style style:name="T137" style:family="text">
      <style:text-properties fo:font-variant="normal" fo:text-transform="none" fo:color="#212121" loext:opacity="100%" fo:letter-spacing="normal" fo:font-style="normal" officeooo:rsid="02111d62"/>
    </style:style>
    <style:style style:name="T138" style:family="text">
      <style:text-properties fo:font-variant="normal" fo:text-transform="none" fo:color="#212121" loext:opacity="100%" fo:letter-spacing="normal" fo:font-style="normal" officeooo:rsid="013bf306"/>
    </style:style>
    <style:style style:name="T139" style:family="text">
      <style:text-properties fo:font-variant="normal" fo:text-transform="none" fo:color="#212121" loext:opacity="100%" fo:letter-spacing="normal" fo:font-style="normal" officeooo:rsid="02163b49"/>
    </style:style>
    <style:style style:name="T140" style:family="text">
      <style:text-properties fo:font-variant="normal" fo:text-transform="none" fo:color="#212121" loext:opacity="100%" fo:letter-spacing="normal" fo:font-style="normal" officeooo:rsid="0224eec1" style:font-size-asian="12pt"/>
    </style:style>
    <style:style style:name="T141" style:family="text">
      <style:text-properties fo:font-variant="normal" fo:text-transform="none" fo:color="#212121" loext:opacity="100%" fo:letter-spacing="normal" fo:font-style="normal" officeooo:rsid="02278210" style:font-size-asian="12pt" style:font-size-complex="12pt"/>
    </style:style>
    <style:style style:name="T142" style:family="text">
      <style:text-properties fo:font-variant="normal" fo:text-transform="none" fo:color="#212121" loext:opacity="100%" fo:letter-spacing="normal" fo:font-style="normal" officeooo:rsid="0228a4d1" style:font-size-asian="12pt"/>
    </style:style>
    <style:style style:name="T143" style:family="text">
      <style:text-properties fo:font-variant="normal" fo:text-transform="none" fo:color="#212121" loext:opacity="100%" fo:letter-spacing="normal" fo:font-style="normal" officeooo:rsid="022f7ca4" style:font-size-asian="12pt"/>
    </style:style>
    <style:style style:name="T144" style:family="text">
      <style:text-properties fo:font-variant="normal" fo:text-transform="none" fo:color="#212121" loext:opacity="100%" fo:font-size="12pt" fo:letter-spacing="normal" fo:font-style="italic" fo:font-weight="normal" style:font-size-asian="12pt" style:font-style-asian="italic" style:font-size-complex="12pt" style:font-style-complex="italic"/>
    </style:style>
    <style:style style:name="T145" style:family="text">
      <style:text-properties fo:font-variant="normal" fo:text-transform="none" fo:color="#000000" loext:opacity="100%" fo:letter-spacing="normal" fo:font-style="normal" fo:background-color="#fffffe" loext:char-shading-value="0"/>
    </style:style>
    <style:style style:name="T146" style:family="text">
      <style:text-properties fo:font-variant="normal" fo:text-transform="none" fo:color="#000000" loext:opacity="100%" fo:letter-spacing="normal" fo:font-style="normal" officeooo:rsid="002dffd5" fo:background-color="#fffffe" loext:char-shading-value="0"/>
    </style:style>
    <style:style style:name="T147" style:family="text">
      <style:text-properties fo:font-variant="normal" fo:text-transform="none" fo:color="#000000" loext:opacity="100%" fo:letter-spacing="normal" fo:font-style="normal" officeooo:rsid="00c062c3" fo:background-color="#fffffe" loext:char-shading-value="0"/>
    </style:style>
    <style:style style:name="T148" style:family="text">
      <style:text-properties fo:font-variant="normal" fo:text-transform="none" fo:color="#000000" loext:opacity="100%" fo:letter-spacing="normal" fo:font-style="normal" officeooo:rsid="00db3da2" fo:background-color="#fffffe" loext:char-shading-value="0"/>
    </style:style>
    <style:style style:name="T149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7e6070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8b9dde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0b461ed" fo:background-color="#fffffe" loext:char-shading-value="0" style:font-size-asian="12pt" style:font-style-asian="italic" style:font-weight-asian="normal" style:font-size-complex="12pt" style:font-style-complex="italic" style:font-weight-complex="normal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c3e68" fo:background-color="#fffffe" loext:char-shading-value="0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e8333e" fo:background-color="#fffffe" loext:char-shading-value="0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f25564" fo:background-color="#fffffe" loext:char-shading-value="0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318cca" fo:background-color="#fffffe" loext:char-shading-value="0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fo:color="#000000" loext:opacity="100%" style:font-name="IBMPlexMono, monospace," fo:font-size="12pt" fo:letter-spacing="normal" fo:font-style="normal" style:text-underline-style="none" fo:font-weight="normal" officeooo:rsid="001804fe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fo:color="#000000" loext:opacity="100%" fo:font-size="12pt" fo:letter-spacing="normal" fo:font-style="normal" style:text-underline-style="none" fo:font-weight="normal" officeooo:rsid="001804fe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fo:font-size="12pt" fo:letter-spacing="normal" fo:font-style="normal" style:text-underline-style="none" fo:font-weight="normal" officeooo:rsid="001804fe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fo:font-size="12pt" fo:letter-spacing="normal" fo:font-style="normal" style:text-underline-style="none" fo:font-weight="normal" officeooo:rsid="0152c5ee" fo:background-color="#fffffe" loext:char-shading-value="0" style:font-size-asian="12pt" style:font-weight-asian="normal" style:font-size-complex="12pt" style:font-weight-complex="normal"/>
    </style:style>
    <style:style style:name="T160" style:family="text">
      <style:text-properties officeooo:rsid="00882d25"/>
    </style:style>
    <style:style style:name="T161" style:family="text">
      <style:text-properties fo:color="#098658" loext:opacity="100%"/>
    </style:style>
    <style:style style:name="T162" style:family="text">
      <style:text-properties fo:color="#098658" loext:opacity="100%" officeooo:rsid="0161b52c"/>
    </style:style>
    <style:style style:name="T163" style:family="text">
      <style:text-properties fo:color="#098658" loext:opacity="100%" officeooo:rsid="01c5e2d2"/>
    </style:style>
    <style:style style:name="T164" style:family="text">
      <style:text-properties fo:color="#098658" loext:opacity="100%" officeooo:rsid="022077e2"/>
    </style:style>
    <style:style style:name="T165" style:family="text">
      <style:text-properties fo:font-style="italic" style:text-underline-style="none" officeooo:rsid="007e6070" style:font-style-asian="italic" style:font-weight-asian="normal" style:font-style-complex="italic" style:font-weight-complex="normal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style:text-underline-style="none" officeooo:rsid="015c6710" style:font-size-asian="10.5pt" style:font-weight-asian="normal" style:font-size-complex="12pt" style:font-weight-complex="normal"/>
    </style:style>
    <style:style style:name="T168" style:family="text">
      <style:text-properties style:text-underline-style="none" officeooo:rsid="000611e5"/>
    </style:style>
    <style:style style:name="T169" style:family="text">
      <style:text-properties style:text-underline-style="none" officeooo:rsid="00081de4"/>
    </style:style>
    <style:style style:name="T170" style:family="text">
      <style:text-properties style:text-underline-style="none" officeooo:rsid="013a8c37"/>
    </style:style>
    <style:style style:name="T171" style:family="text">
      <style:text-properties style:text-underline-style="none" officeooo:rsid="001804fe"/>
    </style:style>
    <style:style style:name="T172" style:family="text">
      <style:text-properties style:text-underline-style="none" officeooo:rsid="001b3cc2"/>
    </style:style>
    <style:style style:name="T173" style:family="text">
      <style:text-properties style:text-underline-style="none" officeooo:rsid="014950c1"/>
    </style:style>
    <style:style style:name="T174" style:family="text">
      <style:text-properties style:text-underline-style="none" officeooo:rsid="01b8123b"/>
    </style:style>
    <style:style style:name="T175" style:family="text">
      <style:text-properties style:text-underline-style="none" officeooo:rsid="01ba607a"/>
    </style:style>
    <style:style style:name="T176" style:family="text">
      <style:text-properties style:text-underline-style="none" officeooo:rsid="02111d62"/>
    </style:style>
    <style:style style:name="T177" style:family="text">
      <style:text-properties style:text-underline-style="none" officeooo:rsid="0230d2e1"/>
    </style:style>
    <style:style style:name="T178" style:family="text">
      <style:text-properties officeooo:rsid="014eaed4"/>
    </style:style>
    <style:style style:name="T179" style:family="text">
      <style:text-properties officeooo:rsid="0151af3e"/>
    </style:style>
    <style:style style:name="T180" style:family="text">
      <style:text-properties officeooo:rsid="01538694"/>
    </style:style>
    <style:style style:name="T181" style:family="text">
      <style:text-properties officeooo:rsid="01573b3f"/>
    </style:style>
    <style:style style:name="T182" style:family="text">
      <style:text-properties officeooo:rsid="0159b1e7"/>
    </style:style>
    <style:style style:name="T183" style:family="text">
      <style:text-properties officeooo:rsid="015c6710"/>
    </style:style>
    <style:style style:name="T184" style:family="text">
      <style:text-properties officeooo:rsid="01611a1d"/>
    </style:style>
    <style:style style:name="T185" style:family="text">
      <style:text-properties loext:padding="0in" loext:border="none"/>
    </style:style>
    <style:style style:name="T186" style:family="text">
      <style:text-properties officeooo:rsid="000611e5"/>
    </style:style>
    <style:style style:name="T187" style:family="text">
      <style:text-properties officeooo:rsid="019ea145"/>
    </style:style>
    <style:style style:name="T188" style:family="text">
      <style:text-properties officeooo:rsid="01a01b42"/>
    </style:style>
    <style:style style:name="T189" style:family="text">
      <style:text-properties officeooo:rsid="01a0727b"/>
    </style:style>
    <style:style style:name="T190" style:family="text">
      <style:text-properties fo:font-size="12pt" style:text-underline-style="none" fo:font-weight="normal" officeooo:rsid="017668fe" style:font-size-asian="12pt" style:font-weight-asian="normal" style:font-size-complex="12pt" style:font-weight-complex="normal"/>
    </style:style>
    <style:style style:name="T191" style:family="text">
      <style:text-properties fo:font-size="12pt" style:text-underline-style="none" fo:font-weight="normal" officeooo:rsid="0189a998" style:font-size-asian="10.5pt" style:font-weight-asian="normal" style:font-size-complex="12pt" style:font-weight-complex="normal"/>
    </style:style>
    <style:style style:name="T192" style:family="text">
      <style:text-properties fo:font-size="12pt" fo:font-style="italic" fo:font-weight="normal" officeooo:rsid="007e6070" style:font-size-asian="12pt" style:font-style-asian="italic" style:font-weight-asian="normal" style:font-size-complex="12pt" style:font-style-complex="italic" style:font-weight-complex="normal"/>
    </style:style>
    <style:style style:name="T193" style:family="text">
      <style:text-properties fo:font-size="12pt" fo:font-weight="normal" style:font-size-asian="12pt" style:font-size-complex="12pt"/>
    </style:style>
    <style:style style:name="T194" style:family="text">
      <style:text-properties fo:font-size="12pt" fo:font-weight="normal" officeooo:rsid="01eda38f" style:font-size-asian="12pt" style:font-size-complex="12pt"/>
    </style:style>
    <style:style style:name="T195" style:family="text">
      <style:text-properties fo:font-size="12pt" fo:font-weight="normal" officeooo:rsid="01ee21f3" style:font-size-asian="12pt" style:font-size-complex="12pt"/>
    </style:style>
    <style:style style:name="T196" style:family="text">
      <style:text-properties fo:font-size="12pt" fo:font-weight="normal" officeooo:rsid="01f782a1" style:font-size-asian="12pt" style:font-size-complex="12pt"/>
    </style:style>
    <style:style style:name="T197" style:family="text">
      <style:text-properties officeooo:rsid="01a4b9d4"/>
    </style:style>
    <style:style style:name="T198" style:family="text">
      <style:text-properties officeooo:rsid="01a6f914"/>
    </style:style>
    <style:style style:name="T199" style:family="text">
      <style:text-properties officeooo:rsid="01acf475"/>
    </style:style>
    <style:style style:name="T200" style:family="text">
      <style:text-properties officeooo:rsid="01aed9c0"/>
    </style:style>
    <style:style style:name="T201" style:family="text">
      <style:text-properties officeooo:rsid="01b3b536"/>
    </style:style>
    <style:style style:name="T202" style:family="text">
      <style:text-properties officeooo:rsid="01b41bbb"/>
    </style:style>
    <style:style style:name="T203" style:family="text">
      <style:text-properties officeooo:rsid="01b8123b"/>
    </style:style>
    <style:style style:name="T204" style:family="text">
      <style:text-properties officeooo:rsid="01ba607a"/>
    </style:style>
    <style:style style:name="T205" style:family="text">
      <style:text-properties officeooo:rsid="00081de4"/>
    </style:style>
    <style:style style:name="T206" style:family="text">
      <style:text-properties officeooo:rsid="01bb50f6"/>
    </style:style>
    <style:style style:name="T207" style:family="text">
      <style:text-properties officeooo:rsid="01bb72ce"/>
    </style:style>
    <style:style style:name="T208" style:family="text">
      <style:text-properties officeooo:rsid="01c303c3"/>
    </style:style>
    <style:style style:name="T209" style:family="text">
      <style:text-properties officeooo:rsid="01c322aa"/>
    </style:style>
    <style:style style:name="T210" style:family="text">
      <style:text-properties officeooo:rsid="01c55c1f"/>
    </style:style>
    <style:style style:name="T211" style:family="text">
      <style:text-properties officeooo:rsid="01c5e2d2"/>
    </style:style>
    <style:style style:name="T212" style:family="text">
      <style:text-properties officeooo:rsid="01c8c134"/>
    </style:style>
    <style:style style:name="T213" style:family="text">
      <style:text-properties officeooo:rsid="01c9f3b6"/>
    </style:style>
    <style:style style:name="T214" style:family="text">
      <style:text-properties officeooo:rsid="01cf12ff"/>
    </style:style>
    <style:style style:name="T215" style:family="text">
      <style:text-properties officeooo:rsid="01dab52e"/>
    </style:style>
    <style:style style:name="T216" style:family="text">
      <style:text-properties officeooo:rsid="01dc6d58"/>
    </style:style>
    <style:style style:name="T217" style:family="text">
      <style:text-properties officeooo:rsid="01de28f3"/>
    </style:style>
    <style:style style:name="T218" style:family="text">
      <style:text-properties officeooo:rsid="01e54bbe"/>
    </style:style>
    <style:style style:name="T219" style:family="text">
      <style:text-properties officeooo:rsid="01ece397"/>
    </style:style>
    <style:style style:name="T220" style:family="text">
      <style:text-properties officeooo:rsid="01eda38f"/>
    </style:style>
    <style:style style:name="T221" style:family="text">
      <style:text-properties officeooo:rsid="01f49f8c"/>
    </style:style>
    <style:style style:name="T222" style:family="text">
      <style:text-properties officeooo:rsid="01f60dab"/>
    </style:style>
    <style:style style:name="T223" style:family="text">
      <style:text-properties fo:font-size="14pt" style:text-underline-style="none" fo:font-weight="bold" officeooo:rsid="000f6eaf" style:font-size-asian="14pt" style:font-weight-asian="bold" style:font-size-complex="14pt" style:font-weight-complex="bold"/>
    </style:style>
    <style:style style:name="T224" style:family="text">
      <style:text-properties fo:font-size="14pt" style:text-underline-style="none" fo:font-weight="bold" officeooo:rsid="01c322aa" style:font-size-asian="14pt" style:font-weight-asian="bold" style:font-size-complex="14pt" style:font-weight-complex="bold"/>
    </style:style>
    <style:style style:name="T225" style:family="text">
      <style:text-properties fo:font-size="14pt" style:text-underline-style="none" fo:font-weight="bold" officeooo:rsid="00882d25" style:font-size-asian="14pt" style:font-weight-asian="bold" style:font-size-complex="14pt" style:font-weight-complex="bold"/>
    </style:style>
    <style:style style:name="T226" style:family="text">
      <style:text-properties fo:font-size="14pt" style:text-underline-style="none" fo:font-weight="bold" officeooo:rsid="01c8c134" style:font-size-asian="14pt" style:font-weight-asian="bold" style:font-size-complex="14pt" style:font-weight-complex="bold"/>
    </style:style>
    <style:style style:name="T227" style:family="text">
      <style:text-properties fo:font-size="14pt" style:text-underline-style="none" fo:font-weight="bold" officeooo:rsid="01eda38f" style:font-size-asian="14pt" style:font-weight-asian="bold" style:font-size-complex="14pt" style:font-weight-complex="bold"/>
    </style:style>
    <style:style style:name="T228" style:family="text">
      <style:text-properties fo:font-size="14pt" style:text-underline-style="none" fo:font-weight="bold" officeooo:rsid="01feab94" style:font-size-asian="14pt" style:font-weight-asian="bold" style:font-size-complex="14pt" style:font-weight-complex="bold"/>
    </style:style>
    <style:style style:name="T229" style:family="text">
      <style:text-properties fo:font-size="14pt" style:text-underline-style="none" fo:font-weight="bold" officeooo:rsid="01ff0e85" style:font-size-asian="14pt" style:font-weight-asian="bold" style:font-size-complex="14pt" style:font-weight-complex="bold"/>
    </style:style>
    <style:style style:name="T230" style:family="text">
      <style:text-properties fo:font-size="14pt" style:text-underline-style="none" fo:font-weight="bold" officeooo:rsid="02031690" style:font-size-asian="14pt" style:font-weight-asian="bold" style:font-size-complex="14pt" style:font-weight-complex="bold"/>
    </style:style>
    <style:style style:name="T231" style:family="text">
      <style:text-properties fo:font-size="14pt" style:text-underline-style="none" fo:font-weight="bold" officeooo:rsid="020aa22f" style:font-size-asian="14pt" style:font-weight-asian="bold" style:font-size-complex="14pt" style:font-weight-complex="bold"/>
    </style:style>
    <style:style style:name="T232" style:family="text">
      <style:text-properties officeooo:rsid="01feab94"/>
    </style:style>
    <style:style style:name="T233" style:family="text">
      <style:text-properties officeooo:rsid="01ff0e85"/>
    </style:style>
    <style:style style:name="T234" style:family="text">
      <style:text-properties officeooo:rsid="0205316a"/>
    </style:style>
    <style:style style:name="T235" style:family="text">
      <style:text-properties officeooo:rsid="0205ee13"/>
    </style:style>
    <style:style style:name="T236" style:family="text">
      <style:text-properties officeooo:rsid="0208c8b2"/>
    </style:style>
    <style:style style:name="T237" style:family="text">
      <style:text-properties officeooo:rsid="020c58e8"/>
    </style:style>
    <style:style style:name="T238" style:family="text">
      <style:text-properties officeooo:rsid="0210e8af"/>
    </style:style>
    <style:style style:name="T239" style:family="text">
      <style:text-properties officeooo:rsid="021e9a63"/>
    </style:style>
    <style:style style:name="T240" style:family="text">
      <style:text-properties fo:background-color="#fffffe" loext:char-shading-value="0"/>
    </style:style>
    <style:style style:name="T241" style:family="text">
      <style:text-properties officeooo:rsid="022dd475"/>
    </style:style>
    <style:style style:name="T242" style:family="text">
      <style:text-properties officeooo:rsid="022e56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TESTS DE CAJA NEGRA - ABM <text:span text:style-name="T187">ROL</text:span> -:</text:p>
      <text:p text:style-name="P75"/>
      <text:p text:style-name="P75"/>
      <text:p text:style-name="P76">ADD <text:span text:style-name="T187">ROLE</text:span>:</text:p>
      <text:p text:style-name="P76"/>
      <text:p text:style-name="P79">OUTPUTS OK:</text:p>
      <text:p text:style-name="P5"/>
      <text:p text:style-name="P155">Insertar <text:span text:style-name="T188">rol</text:span> al momento inexistente, con todos los campos <text:span text:style-name="T85">(salvo el campo id)</text:span> y valores sintácticamente correctos, <text:span text:style-name="T1">definiendo </text:span><text:span text:style-name="T188">usuarios y servicios asociados al rol,</text:span><text:span text:style-name="T1"> sintácticamente correcto</text:span><text:span text:style-name="T188">s </text:span><text:span text:style-name="T189">(usuarios y servicios deben existir, no se agregan si no existen)</text:span><text:span text:style-name="T1">: </text:span></text:p>
      <text:p text:style-name="P84"/>
      <text:p text:style-name="P92"><text:span text:style-name="T27">Input para output </text:span><text:span text:style-name="T28">OK</text:span><text:span text:style-name="T27">:</text:span></text:p>
      <text:p text:style-name="P39">{</text:p>
      <text:p text:style-name="P1"><text:span text:style-name="T10">"nameRole"</text:span>:<text:span text:style-name="T44">"role6"</text:span>,</text:p>
      <text:p text:style-name="P1"><text:span text:style-name="T10">"description"</text:span>:<text:span text:style-name="T44">"desc1"</text:span>,</text:p>
      <text:p text:style-name="P1"><text:span text:style-name="T10">"services"</text:span>: [{<text:span text:style-name="T10">"name"</text:span>:<text:span text:style-name="T44">"A"</text:span>},{<text:span text:style-name="T10">"name"</text:span>:<text:span text:style-name="T44">"B"</text:span>}],</text:p>
      <text:p text:style-name="P1"><text:span text:style-name="T10">"users"</text:span>:[{<text:span text:style-name="T10">"name"</text:span>:<text:span text:style-name="T44">"rootmod"</text:span>}]</text:p>
      <text:p text:style-name="P1">}</text:p>
      <text:p text:style-name="P86"/>
      <text:p text:style-name="P85"/>
      <text:p text:style-name="P156">Insertar <text:span text:style-name="T197">rol</text:span> con los campos mínimos admisibles, sintácticamente correctos:</text:p>
      <text:p text:style-name="P104"/>
      <text:p text:style-name="P87"><text:span text:style-name="T27">Input para output </text:span><text:span text:style-name="T28">OK</text:span><text:span text:style-name="T27">:</text:span></text:p>
      <text:p text:style-name="P104"/>
      <text:p text:style-name="P40">{</text:p>
      <text:p text:style-name="P1"><text:span text:style-name="T10">"nameRole"</text:span>:<text:span text:style-name="T44">"role2"</text:span></text:p>
      <text:p text:style-name="P1">}</text:p>
      <text:p text:style-name="P83"/>
      <text:p text:style-name="P78">OUTPUTS NOT OK:</text:p>
      <text:p text:style-name="P80"/>
      <text:p text:style-name="P81"/>
      <text:p text:style-name="P157">Insertar input <text:span text:style-name="T58">OK </text:span>con endpoint incorrecto:</text:p>
      <text:p text:style-name="P109"/>
      <text:list xml:id="list1553611815" text:style-name="L1">
        <text:list-item>
          <text:p text:style-name="P262"><text:span text:style-name="T60">Input: </text:span><text:span text:style-name="T32">{</text:span><text:span text:style-name="T11">"name</text:span><text:span text:style-name="T12">Role</text:span><text:span text:style-name="T11">"</text:span><text:span text:style-name="T42">:</text:span><text:span text:style-name="T45">"</text:span><text:span text:style-name="T46">role3</text:span><text:span text:style-name="T45">"</text:span><text:span text:style-name="T32">}</text:span></text:p>
          <text:p text:style-name="P264">Tipo de envío: POST. </text:p>
          <text:p text:style-name="P264">Endpoint: <text:a xlink:type="simple" xlink:href="http://localhost:8040/user/addd" text:style-name="Internet_20_link" text:visited-style-name="Visited_20_Internet_20_Link">http://localhost:8040/</text:a><text:a xlink:type="simple" xlink:href="http://localhost:8040/user/addd" text:style-name="Internet_20_link" text:visited-style-name="Visited_20_Internet_20_Link"><text:span text:style-name="T198">role</text:span></text:a><text:a xlink:type="simple" xlink:href="http://localhost:8040/user/addd" text:style-name="Internet_20_link" text:visited-style-name="Visited_20_Internet_20_Link">/addd</text:a></text:p>
          <text:p text:style-name="P265">Output:</text:p>
          <text:p text:style-name="P269">{</text:p>
        </text:list-item>
      </text:list>
      <text:p text:style-name="P2"><text:span text:style-name="T10"><text:tab/>"timestamp"</text:span>: <text:span text:style-name="T44">"2021-07-08T10:51:33.910+00:00"</text:span>,</text:p>
      <text:p text:style-name="P2"><text:span text:style-name="T10"><text:tab/>"status"</text:span>: <text:span text:style-name="T161">404</text:span>,</text:p>
      <text:p text:style-name="P2"><text:span text:style-name="T10"><text:tab/>"error"</text:span>: <text:span text:style-name="T44">"Not Found"</text:span>,</text:p>
      <text:p text:style-name="P2"><text:span text:style-name="T10"><text:tab/>"path"</text:span>: <text:span text:style-name="T44">"/role/addd"</text:span></text:p>
      <text:p text:style-name="P2"><text:tab/>}</text:p>
      <text:p text:style-name="P2"/>
      <text:p text:style-name="P2"/>
      <text:p text:style-name="P2"/>
      <text:list xml:id="list184602108748541" text:continue-numbering="true" text:style-name="L1">
        <text:list-header>
          <text:p text:style-name="P264"/>
        </text:list-header>
        <text:list-item>
          <text:p text:style-name="P262"><text:soft-page-break/><text:span text:style-name="T37">Input: </text:span><text:span text:style-name="T32">{</text:span><text:span text:style-name="T13">"name</text:span><text:span text:style-name="T14">Role</text:span><text:span text:style-name="T13">"</text:span><text:span text:style-name="T33">:</text:span><text:span text:style-name="T47">"</text:span><text:span text:style-name="T48">role3</text:span><text:span text:style-name="T47">"</text:span><text:span text:style-name="T32">}</text:span></text:p>
          <text:p text:style-name="P264">Tipo de envío: POST.</text:p>
          <text:p text:style-name="P262"><text:span text:style-name="T33">Endpoint: http://localhost:8040/</text:span><text:span text:style-name="T35">rolee</text:span><text:span text:style-name="T33">/add</text:span></text:p>
          <text:p text:style-name="P266">Output:</text:p>
        </text:list-item>
      </text:list>
      <text:p text:style-name="P13"><text:span text:style-name="T190"><text:tab/></text:span>{</text:p>
      <text:p text:style-name="P1"><text:span text:style-name="T10"><text:tab/>"timestamp"</text:span>: <text:span text:style-name="T44">"2021-07-08T10:53:14.898+00:00"</text:span>,</text:p>
      <text:p text:style-name="P1"><text:span text:style-name="T10"><text:tab/>"status"</text:span>: <text:span text:style-name="T161">404</text:span>,</text:p>
      <text:p text:style-name="P1"><text:span text:style-name="T10"><text:tab/>"error"</text:span>: <text:span text:style-name="T44">"Not Found"</text:span>,</text:p>
      <text:p text:style-name="P1"><text:span text:style-name="T10"><text:tab/>"path"</text:span>: <text:span text:style-name="T44">"/rolee/add"</text:span></text:p>
      <text:p text:style-name="P1"><text:tab/>}</text:p>
      <text:list xml:id="list184602286409964" text:continue-numbering="true" text:style-name="L1">
        <text:list-header>
          <text:p text:style-name="P264"/>
        </text:list-header>
        <text:list-item>
          <text:p text:style-name="P262"><text:span text:style-name="T37">Input: </text:span><text:span text:style-name="T32">{</text:span><text:span text:style-name="T13">"name"</text:span><text:span text:style-name="T33">:</text:span><text:span text:style-name="T47">"</text:span><text:span text:style-name="T49">role3</text:span><text:span text:style-name="T47">"</text:span><text:span text:style-name="T32">}</text:span></text:p>
          <text:p text:style-name="P264">Tipo de envío: POST.</text:p>
          <text:p text:style-name="P262"><text:span text:style-name="T33">Endpoint: </text:span><text:a xlink:type="simple" xlink:href="http://localhost:8041/user/add" text:style-name="Internet_20_link" text:visited-style-name="Visited_20_Internet_20_Link">http://localhost:804</text:a><text:a xlink:type="simple" xlink:href="http://localhost:8041/user/add" text:style-name="Internet_20_link" text:visited-style-name="Visited_20_Internet_20_Link"><text:span text:style-name="T34">1</text:span></text:a><text:a xlink:type="simple" xlink:href="http://localhost:8041/user/add" text:style-name="Internet_20_link" text:visited-style-name="Visited_20_Internet_20_Link"><text:span text:style-name="T33">/</text:span></text:a><text:a xlink:type="simple" xlink:href="http://localhost:8041/user/add" text:style-name="Internet_20_link" text:visited-style-name="Visited_20_Internet_20_Link"><text:span text:style-name="T36">role</text:span></text:a><text:a xlink:type="simple" xlink:href="http://localhost:8041/user/add" text:style-name="Internet_20_link" text:visited-style-name="Visited_20_Internet_20_Link"><text:span text:style-name="T33">/add</text:span></text:a></text:p>
          <text:p text:style-name="P279"><text:span text:style-name="T33">O</text:span><text:span text:style-name="T31">utput:</text:span></text:p>
        </text:list-item>
      </text:list>
      <text:p text:style-name="P239"><text:tab/>Could not send request</text:p>
      <text:p text:style-name="P247"><text:span text:style-name="T30"><text:tab/></text:span><text:span text:style-name="T185">Error: connect ECONNREFUSED 127.0.0.1:8041</text:span></text:p>
      <text:p text:style-name="P47"/>
      <text:list xml:id="list184602169777540" text:continue-numbering="true" text:style-name="L1">
        <text:list-header>
          <text:p text:style-name="P264"/>
        </text:list-header>
        <text:list-item>
          <text:p text:style-name="P262"><text:span text:style-name="T37">Input: </text:span><text:span text:style-name="T32">{</text:span><text:span text:style-name="T13">"name"</text:span><text:span text:style-name="T33">:</text:span><text:span text:style-name="T47">"</text:span><text:span text:style-name="T50">role3</text:span><text:span text:style-name="T47">"</text:span><text:span text:style-name="T32">}</text:span></text:p>
          <text:p text:style-name="P262"><text:span text:style-name="T33">Tipo de envío: P</text:span><text:span text:style-name="T34">UT</text:span><text:span text:style-name="T33">. </text:span></text:p>
          <text:p text:style-name="P264">Endpoint: <text:a xlink:type="simple" xlink:href="http://localhost:8040/user/add" text:style-name="Internet_20_link" text:visited-style-name="Visited_20_Internet_20_Link">http://localhost:8040/user/add</text:a></text:p>
          <text:p text:style-name="P267">Output:</text:p>
          <text:p text:style-name="P270">{</text:p>
        </text:list-item>
      </text:list>
      <text:p text:style-name="P1"><text:span text:style-name="T10"><text:tab/>"timestamp"</text:span>: <text:span text:style-name="T44">"2021-07-08T10:55:00.352+00:00"</text:span>,</text:p>
      <text:p text:style-name="P1"><text:span text:style-name="T10"><text:tab/>"status"</text:span>: <text:span text:style-name="T161">405</text:span>,</text:p>
      <text:p text:style-name="P1"><text:span text:style-name="T10"><text:tab/>"error"</text:span>: <text:span text:style-name="T44">"Method Not Allowed"</text:span>,</text:p>
      <text:p text:style-name="P1"><text:span text:style-name="T10"><text:tab/>"path"</text:span>: <text:span text:style-name="T44">"/role/add"</text:span></text:p>
      <text:p text:style-name="P1"><text:tab/>}</text:p>
      <text:list xml:id="list184600658545855" text:continue-numbering="true" text:style-name="L1">
        <text:list-header>
          <text:p text:style-name="P280"/>
        </text:list-header>
      </text:list>
      <text:p text:style-name="P159"><text:span text:style-name="T186">Insertar </text:span><text:span text:style-name="T201">rol con</text:span><text:span text:style-name="T186"> </text:span><text:span text:style-name="T200">campo </text:span><text:span text:style-name="T199">nombre</text:span><text:span text:style-name="T186"> sintácticamente </text:span><text:span text:style-name="T199">incorrecto:</text:span></text:p>
      <text:p text:style-name="P115"/>
      <text:p text:style-name="P88"><text:span text:style-name="T27">Input para output </text:span><text:span text:style-name="T29">NOT </text:span><text:span text:style-name="T28">OK</text:span></text:p>
      <text:p text:style-name="P42"/>
      <text:p text:style-name="P35">{</text:p>
      <text:p text:style-name="P3"><text:span text:style-name="T10"><text:tab/>"</text:span><text:span text:style-name="T18">nameRole</text:span>:<text:span text:style-name="T44">"</text:span><text:span text:style-name="T51">role3</text:span><text:span text:style-name="T44">"</text:span></text:p>
      <text:p text:style-name="P35">}</text:p>
      <text:p text:style-name="P35"/>
      <text:p text:style-name="P46">Output NOT OK</text:p>
      <text:p text:style-name="P46"/>
      <text:p text:style-name="P14">{</text:p>
      <text:p text:style-name="P1"><text:span text:style-name="T10">"timestamp"</text:span>: <text:span text:style-name="T44">"2021-07-08T10:58:21.606+00:00"</text:span>,</text:p>
      <text:p text:style-name="P1"><text:span text:style-name="T10">"status"</text:span>: <text:span text:style-name="T161">400</text:span>,</text:p>
      <text:p text:style-name="P1"><text:span text:style-name="T10">"error"</text:span>: <text:span text:style-name="T44">"Bad Request"</text:span>,</text:p>
      <text:p text:style-name="P1"><text:span text:style-name="T10">"path"</text:span>: <text:span text:style-name="T44">"/role/add"</text:span></text:p>
      <text:p text:style-name="P1">}</text:p>
      <text:p text:style-name="P35"/>
      <text:p text:style-name="P35"/>
      <text:p text:style-name="P35"/>
      <text:p text:style-name="P35"/>
      <text:p text:style-name="P35"/>
      <text:p text:style-name="P35"/>
      <text:p text:style-name="P161"><text:soft-page-break/><text:span text:style-name="T186">Insertar </text:span><text:span text:style-name="T201">rol con</text:span><text:span text:style-name="T186"> </text:span><text:span text:style-name="T202">valor del </text:span><text:span text:style-name="T200">campo </text:span><text:span text:style-name="T199">nombre</text:span><text:span text:style-name="T186"> sintácticamente </text:span><text:span text:style-name="T199">incorrecto:</text:span></text:p>
      <text:p text:style-name="P115"/>
      <text:p text:style-name="P89"><text:span text:style-name="T27">Input para output </text:span><text:span text:style-name="T29">NOT </text:span><text:span text:style-name="T28">OK</text:span><text:span text:style-name="T27">:</text:span></text:p>
      <text:p text:style-name="P43"/>
      <text:p text:style-name="P36">{</text:p>
      <text:p text:style-name="P4"><text:span text:style-name="T10"><text:tab/>"n</text:span><text:span text:style-name="T15">ame</text:span><text:span text:style-name="T19">Role</text:span><text:span text:style-name="T10">"</text:span>:<text:span text:style-name="T52">role3</text:span></text:p>
      <text:p text:style-name="P36">}</text:p>
      <text:p text:style-name="P115"/>
      <text:p text:style-name="P151">Output NOT OK</text:p>
      <text:p text:style-name="P151"/>
      <text:p text:style-name="P15">{</text:p>
      <text:p text:style-name="P1"><text:span text:style-name="T10">"timestamp"</text:span>: <text:span text:style-name="T44">"2021-07-08T11:00:30.424+00:00"</text:span>,</text:p>
      <text:p text:style-name="P1"><text:span text:style-name="T10">"status"</text:span>: <text:span text:style-name="T161">400</text:span>,</text:p>
      <text:p text:style-name="P1"><text:span text:style-name="T10">"error"</text:span>: <text:span text:style-name="T44">"Bad Request"</text:span>,</text:p>
      <text:p text:style-name="P1"><text:span text:style-name="T10">"path"</text:span>: <text:span text:style-name="T44">"/role/add"</text:span></text:p>
      <text:p text:style-name="P33">}</text:p>
      <text:p text:style-name="P33"/>
      <text:p text:style-name="P33"/>
      <text:p text:style-name="P72"><text:span text:style-name="T186">Insertar </text:span><text:span text:style-name="T201">rol con</text:span><text:span text:style-name="T186"> </text:span><text:span text:style-name="T202">valor del </text:span><text:span text:style-name="T200">campo </text:span><text:span text:style-name="T199">nombre</text:span><text:span text:style-name="T186"> sintácticamente </text:span><text:span text:style-name="T199">incorrecto:</text:span></text:p>
      <text:p text:style-name="P118"/>
      <text:p text:style-name="P99"><text:span text:style-name="T27">Input para output </text:span><text:span text:style-name="T29">NOT </text:span><text:span text:style-name="T28">OK</text:span><text:span text:style-name="T27">:</text:span></text:p>
      <text:p text:style-name="P44"/>
      <text:p text:style-name="P38">{</text:p>
      <text:p text:style-name="P10"><text:span text:style-name="T10"><text:tab/>"n</text:span><text:span text:style-name="T15">ame</text:span><text:span text:style-name="T19">Role</text:span><text:span text:style-name="T10">"</text:span>:<text:span text:style-name="T52">role3</text:span></text:p>
      <text:p text:style-name="P38">}</text:p>
      <text:p text:style-name="P118"/>
      <text:p text:style-name="P152">Output NOT OK</text:p>
      <text:p text:style-name="P152"/>
      <text:p text:style-name="P10">{</text:p>
      <text:p text:style-name="P32"><text:span text:style-name="T10">"timestamp"</text:span>: <text:span text:style-name="T44">"2021-07-08T11:00:30.424+00:00"</text:span>,</text:p>
      <text:p text:style-name="P32"><text:span text:style-name="T10">"status"</text:span>: <text:span text:style-name="T161">400</text:span>,</text:p>
      <text:p text:style-name="P32"><text:span text:style-name="T10">"error"</text:span>: <text:span text:style-name="T44">"Bad Request"</text:span>,</text:p>
      <text:p text:style-name="P32"><text:span text:style-name="T10">"path"</text:span>: <text:span text:style-name="T44">"/role/add"</text:span></text:p>
      <text:p text:style-name="P33">}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74"><text:soft-page-break/><text:span text:style-name="T168">Insertar </text:span><text:span text:style-name="T174">rol</text:span><text:span text:style-name="T168"> </text:span><text:span text:style-name="T174">con</text:span><text:span text:style-name="T175"> </text:span><text:span text:style-name="T174">campo</text:span><text:span text:style-name="T169"> </text:span><text:span text:style-name="T174">de </text:span><text:span text:style-name="T175">servicios</text:span><text:span text:style-name="T169"> mal definido sintáctic</text:span><text:span text:style-name="T175">amente</text:span><text:span text:style-name="T169">:</text:span></text:p>
      <text:p text:style-name="P121"/>
      <text:p text:style-name="P121"/>
      <text:p text:style-name="P90"><text:span text:style-name="T27">Input para output </text:span><text:span text:style-name="T29">NOT </text:span><text:span text:style-name="T28">OK</text:span><text:span text:style-name="T27">:</text:span></text:p>
      <text:p text:style-name="P122"/>
      <text:p text:style-name="P41"><text:tab/>{</text:p>
      <text:p text:style-name="P29"><text:span text:style-name="T10"><text:tab/>"name</text:span><text:span text:style-name="T20">Role</text:span><text:span text:style-name="T10">"</text:span>:<text:span text:style-name="T44">"</text:span><text:span text:style-name="T53">role3</text:span><text:span text:style-name="T44">"</text:span>,</text:p>
      <text:p text:style-name="P29"><text:span text:style-name="T10"><text:tab/>"</text:span><text:span text:style-name="T20">services</text:span>:[]</text:p>
      <text:p text:style-name="P48"><text:tab/>}</text:p>
      <text:p text:style-name="P48"/>
      <text:p text:style-name="P54">Output NOT OK</text:p>
      <text:p text:style-name="P48"/>
      <text:p text:style-name="P48"><text:tab/><text:span text:style-name="T59">{</text:span></text:p>
      <text:p text:style-name="P1"><text:span text:style-name="T10"><text:tab/>"timestamp"</text:span>: <text:span text:style-name="T44">"2021-07-08T11:06:11.781+00:00"</text:span>,</text:p>
      <text:p text:style-name="P1"><text:span text:style-name="T10"><text:tab/>"status"</text:span>: <text:span text:style-name="T161">400</text:span>,</text:p>
      <text:p text:style-name="P1"><text:span text:style-name="T10"><text:tab/>"error"</text:span>: <text:span text:style-name="T44">"Bad Request"</text:span>,</text:p>
      <text:p text:style-name="P1"><text:span text:style-name="T10"><text:tab/>"path"</text:span>: <text:span text:style-name="T44">"/role/add"</text:span></text:p>
      <text:p text:style-name="P1"><text:tab/>}</text:p>
      <text:p text:style-name="P51"/>
      <text:p text:style-name="P51"/>
      <text:p text:style-name="P73"><text:span text:style-name="T186">Insertar </text:span><text:span text:style-name="T203">rol</text:span><text:span text:style-name="T186"> </text:span><text:span text:style-name="T203">con</text:span><text:span text:style-name="T204"> valor del </text:span><text:span text:style-name="T203">campo</text:span><text:span text:style-name="T205"> </text:span><text:span text:style-name="T203">de </text:span><text:span text:style-name="T204">servicios</text:span><text:span text:style-name="T205"> mal definido sintáctic</text:span><text:span text:style-name="T204">a </text:span><text:span text:style-name="T206">o semánticamente:</text:span></text:p>
      <text:p text:style-name="P73"/>
      <text:p text:style-name="P73"/>
      <text:list xml:id="list1133428045" text:style-name="L2">
        <text:list-item>
          <text:p text:style-name="P281">Insertar el campo nombre de <text:span text:style-name="T207">servicio</text:span>, mal definido sintácticamente:</text:p>
        </text:list-item>
      </text:list>
      <text:p text:style-name="P121"/>
      <text:p text:style-name="P91"><text:span text:style-name="T27">Input para output </text:span><text:span text:style-name="T29">NOT </text:span><text:span text:style-name="T28">OK</text:span></text:p>
      <text:p text:style-name="P123"/>
      <text:p text:style-name="P49"><text:tab/>{</text:p>
      <text:p text:style-name="P1"><text:span text:style-name="T10"><text:tab/>"name</text:span><text:span text:style-name="T21">Role</text:span><text:span text:style-name="T10">"</text:span>:<text:span text:style-name="T44">"</text:span><text:span text:style-name="T54">role3</text:span><text:span text:style-name="T44">"</text:span>,</text:p>
      <text:p text:style-name="P30"><text:span text:style-name="T10"><text:tab/>"</text:span><text:span text:style-name="T21">serivices</text:span><text:span text:style-name="T10">"</text:span>:[{<text:span text:style-name="T10">"nameRole</text:span>:<text:span text:style-name="T10">"</text:span>role1<text:span text:style-name="T44">"</text:span><text:span text:style-name="T10">}]</text:span></text:p>
      <text:p text:style-name="P258"><text:tab/>}</text:p>
      <text:p text:style-name="P49"/>
      <text:p text:style-name="P49"/>
      <text:p text:style-name="P55">Output NOT OK</text:p>
      <text:p text:style-name="P55"/>
      <text:p text:style-name="P11"><text:span text:style-name="T191"><text:tab/></text:span><text:span text:style-name="T62">{</text:span></text:p>
      <text:p text:style-name="P1"><text:span text:style-name="T10"><text:tab/>"timestamp"</text:span>: <text:span text:style-name="T44">"2021-07-08T11:13:19.267+00:00"</text:span>,</text:p>
      <text:p text:style-name="P1"><text:span text:style-name="T10"><text:tab/>"status"</text:span>: <text:span text:style-name="T161">400</text:span>,</text:p>
      <text:p text:style-name="P1"><text:span text:style-name="T10"><text:tab/>"error"</text:span>: <text:span text:style-name="T44">"Bad Request"</text:span>,</text:p>
      <text:p text:style-name="P1"><text:span text:style-name="T10"><text:tab/>"path"</text:span>: <text:span text:style-name="T44">"/role/add"</text:span></text:p>
      <text:p text:style-name="P1"><text:tab/>}</text:p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184601965850282" text:continue-numbering="true" text:style-name="L2">
        <text:list-item>
          <text:p text:style-name="P282"><text:soft-page-break/>Insertar el valor del campo nombre de <text:span text:style-name="T207">servicio</text:span>, mal definido sintácticamente:</text:p>
        </text:list-item>
      </text:list>
      <text:p text:style-name="P124"/>
      <text:p text:style-name="P97"><text:span text:style-name="T27">Input para output </text:span><text:span text:style-name="T29">NOT </text:span><text:span text:style-name="T28">OK</text:span><text:span text:style-name="T27">:</text:span></text:p>
      <text:p text:style-name="P124"/>
      <text:p text:style-name="P52"><text:tab/>{</text:p>
      <text:p text:style-name="P31"><text:span text:style-name="T10"><text:tab/>"name</text:span><text:span text:style-name="T21">Role</text:span><text:span text:style-name="T10">"</text:span>:<text:span text:style-name="T44">"</text:span><text:span text:style-name="T54">role3</text:span><text:span text:style-name="T44">"</text:span>,</text:p>
      <text:p text:style-name="P31"><text:span text:style-name="T10"><text:tab/>"</text:span><text:span text:style-name="T21">serivices</text:span><text:span text:style-name="T10">"</text:span>:[{<text:span text:style-name="T10">"nameRole"</text:span>:role1<text:span text:style-name="T44">"</text:span><text:span text:style-name="T10">}]</text:span></text:p>
      <text:p text:style-name="P261"><text:tab/>}</text:p>
      <text:p text:style-name="P50"/>
      <text:p text:style-name="P57">Output NOT OK</text:p>
      <text:p text:style-name="P58"/>
      <text:p text:style-name="P16"><text:tab/>{</text:p>
      <text:p text:style-name="P1"><text:span text:style-name="T10"><text:tab/>"timestamp"</text:span>: <text:span text:style-name="T44">"2021-07-08T11:15:32.040+00:00"</text:span>,</text:p>
      <text:p text:style-name="P1"><text:span text:style-name="T10"><text:tab/>"status"</text:span>: <text:span text:style-name="T161">400</text:span>,</text:p>
      <text:p text:style-name="P1"><text:span text:style-name="T10"><text:tab/>"error"</text:span>: <text:span text:style-name="T44">"Bad Request"</text:span>,</text:p>
      <text:p text:style-name="P1"><text:span text:style-name="T10"><text:tab/>"path"</text:span>: <text:span text:style-name="T44">"/role/add"</text:span></text:p>
      <text:p text:style-name="P1"><text:tab/>}</text:p>
      <text:p text:style-name="P125"/>
      <text:p text:style-name="P71"/>
      <text:p text:style-name="P70"/>
      <text:p text:style-name="P134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4"/>
      <text:p text:style-name="P76"><text:soft-page-break/>UPDATE <text:span text:style-name="T208">ROLE</text:span>:</text:p>
      <text:p text:style-name="P76"/>
      <text:p text:style-name="P78">OUTPUTS OK:</text:p>
      <text:p text:style-name="P153"/>
      <text:p text:style-name="P163">Modificar de <text:span text:style-name="T209">rol</text:span> existente <text:s/><text:span text:style-name="T160">(</text:span><text:span text:style-name="T212">con token correspondiente a </text:span><text:span text:style-name="T160">usuario autenticad</text:span><text:span text:style-name="T212">o sin el rol a modificar)</text:span>, <text:span text:style-name="T209">el </text:span>nombre <text:span text:style-name="T209">del rol </text:span>con campo y valor sintáctica <text:span text:style-name="T209">y semánticamente</text:span> correcto:</text:p>
      <text:p text:style-name="P126"/>
      <text:p text:style-name="P248"><text:span text:style-name="T68">Get previo a update con enpoints </text:span><text:span text:style-name="T70">http://localhost:8040/</text:span><text:span text:style-name="T71">role</text:span><text:span text:style-name="T70">/get/name/</text:span><text:span text:style-name="T72">role1</text:span><text:span text:style-name="T86">:</text:span></text:p>
      <text:p text:style-name="P223"/>
      <text:p text:style-name="P226">{"nameRole":"role1", "description":"desc1", "date":"2021-07-08", "services":[]}</text:p>
      <text:p text:style-name="P183"/>
      <text:p text:style-name="P183"/>
      <text:p text:style-name="P93"><text:span text:style-name="T145">Input para output </text:span><text:span text:style-name="T146">OK</text:span><text:span text:style-name="T145">:</text:span></text:p>
      <text:p text:style-name="P230"/>
      <text:p text:style-name="P237">{</text:p>
      <text:p text:style-name="P1"><text:span text:style-name="T10">"id"</text:span>:<text:span text:style-name="T161">4</text:span><text:span text:style-name="T163">2</text:span>,</text:p>
      <text:p text:style-name="P1"><text:span text:style-name="T10">"name</text:span><text:span text:style-name="T22">Role</text:span><text:span text:style-name="T10">"</text:span>:<text:span text:style-name="T44">"</text:span><text:span text:style-name="T55">role1mod</text:span><text:span text:style-name="T44">"</text:span></text:p>
      <text:p text:style-name="P1">}</text:p>
      <text:p text:style-name="P213"/>
      <text:p text:style-name="P210"/>
      <text:p text:style-name="P98"><text:span text:style-name="T121">Get </text:span><text:span text:style-name="T123">posterior</text:span><text:span text:style-name="T121"> a update con enpoints </text:span><text:span text:style-name="T120">http://localhost:8040/user/get/name/</text:span><text:span text:style-name="T122">nameuser</text:span><text:span text:style-name="T123">mod</text:span><text:span text:style-name="T120">:</text:span></text:p>
      <text:p text:style-name="P183"/>
      <text:p text:style-name="P183">{"nameRole":"role1mod", "description":"null", "date":"null", "services":[]}</text:p>
      <text:p text:style-name="P183"/>
      <text:p text:style-name="P183"/>
      <text:p text:style-name="P162">Modificar de <text:span text:style-name="T212">rol </text:span>existente <text:s/><text:span text:style-name="T160">(</text:span><text:span text:style-name="T212">con token correspondiente a </text:span><text:span text:style-name="T160">usuario autenticad</text:span><text:span text:style-name="T212">o sin el rol a modificar)</text:span>, <text:span text:style-name="T212">descripcion </text:span>de <text:span text:style-name="T212">rol</text:span> con campo y valor sintácticamente correcto:</text:p>
      <text:p text:style-name="P128"/>
      <text:p text:style-name="P189"/>
      <text:p text:style-name="P191"><text:span text:style-name="T165">Get previo a update con enpoints </text:span>http://localhost:8040/<text:span text:style-name="T210">role</text:span>/get/name/<text:span text:style-name="T211">role1</text:span><text:span text:style-name="T213">mod</text:span><text:span text:style-name="T166">:</text:span></text:p>
      <text:p text:style-name="P189"/>
      <text:p text:style-name="P189">{"nameRole":"role1mod", "description":"null", "date":"null", "services":[]}</text:p>
      <text:p text:style-name="P189"/>
      <text:p text:style-name="P189"/>
      <text:p text:style-name="P100"><text:span text:style-name="T145">Input para output </text:span><text:span text:style-name="T146">OK</text:span><text:span text:style-name="T145">: </text:span></text:p>
      <text:p text:style-name="P233"/>
      <text:p text:style-name="P238">{</text:p>
      <text:p text:style-name="P2"><text:span text:style-name="T10">"nameRole"</text:span>:<text:span text:style-name="T44">"role1mod"</text:span>,</text:p>
      <text:p text:style-name="P2"><text:span text:style-name="T10">"description"</text:span>:<text:span text:style-name="T44">"description for role1mod"</text:span></text:p>
      <text:p text:style-name="P2">}</text:p>
      <text:p text:style-name="P233"/>
      <text:p text:style-name="P12"/>
      <text:p text:style-name="P45"><text:span text:style-name="T128">Get </text:span><text:span text:style-name="T129">posterior</text:span><text:span text:style-name="T128"> a update con enpoints </text:span><text:span text:style-name="T127">http://localhost:8040/</text:span><text:span text:style-name="T130">role</text:span><text:span text:style-name="T127">/get/name/</text:span><text:span text:style-name="T130">role1mod</text:span><text:span text:style-name="T127">:</text:span></text:p>
      <text:p text:style-name="P246"/>
      <text:p text:style-name="P238">{"nameRole":"role1mod", "description":"description for role1mod", "date":"null", "services":[]}</text:p>
      <text:p text:style-name="P214"/>
      <text:p text:style-name="P129"/>
      <text:p text:style-name="P127"/>
      <text:p text:style-name="P164"><text:soft-page-break/>Modificar de <text:span text:style-name="T209">rol</text:span> existente <text:s/><text:span text:style-name="T160">(</text:span><text:span text:style-name="T212">con token correspondiente a </text:span><text:span text:style-name="T160">usuario autenticad</text:span><text:span text:style-name="T212">o </text:span><text:span text:style-name="T214">con</text:span><text:span text:style-name="T212"> el rol a modificar)</text:span>, <text:span text:style-name="T216">l</text:span><text:span text:style-name="T217">os servicios</text:span> <text:span text:style-name="T209">del rol </text:span>con campo y valor sintáctica <text:span text:style-name="T209">y semánticamente</text:span> correcto:</text:p>
      <text:p text:style-name="P130"/>
      <text:p text:style-name="P249"><text:span text:style-name="T68">Get previo a update con enpoints </text:span><text:span text:style-name="T70">http://localhost:8040/</text:span><text:span text:style-name="T74">role</text:span><text:span text:style-name="T70">/get/name/</text:span><text:span text:style-name="T73">add</text:span><text:span text:style-name="T86">:</text:span></text:p>
      <text:p text:style-name="P224"/>
      <text:p text:style-name="P224">{"nameRole":"add", "description":"new description for add", "date":"null", "services":[]}</text:p>
      <text:p text:style-name="P184"/>
      <text:p text:style-name="P184"/>
      <text:p text:style-name="P94"><text:span text:style-name="T145">Input para output </text:span><text:span text:style-name="T146">OK</text:span><text:span text:style-name="T145">:</text:span></text:p>
      <text:p text:style-name="P231"/>
      <text:p text:style-name="P6">{</text:p>
      <text:p text:style-name="P1"><text:span text:style-name="T10">"nameRole"</text:span>:<text:span text:style-name="T44">"add"</text:span>,</text:p>
      <text:p text:style-name="P1"><text:span text:style-name="T10">"services"</text:span>:[{<text:span text:style-name="T10">"name"</text:span>:<text:span text:style-name="T44">"A"</text:span>}]</text:p>
      <text:p text:style-name="P1">}</text:p>
      <text:p text:style-name="P6"/>
      <text:p text:style-name="P6"/>
      <text:p text:style-name="P26">Se revoca el token en uso, y se devuelve nuevo token y token de refresco</text:p>
      <text:p text:style-name="P208"/>
      <text:p text:style-name="P208"/>
      <text:p text:style-name="P94"><text:span text:style-name="T121">Get </text:span><text:span text:style-name="T123">posterior</text:span><text:span text:style-name="T121"> a update </text:span><text:span text:style-name="T124">con nuevo token y</text:span><text:span text:style-name="T121"> enpoints </text:span><text:span text:style-name="T120">http://localhost:8040/</text:span><text:span text:style-name="T126">role</text:span><text:span text:style-name="T120">/get/name/</text:span><text:span text:style-name="T125">add</text:span><text:span text:style-name="T120">:</text:span></text:p>
      <text:p text:style-name="P180"/>
      <text:p text:style-name="P184"/>
      <text:p text:style-name="P184">{"nameRole":"add", "description":"new description for add", "date":"2021-07-08", "services":[{id:3, name:'A', description:'service A', date:null}]}</text:p>
      <text:p text:style-name="P184"/>
      <text:p text:style-name="P180"/>
      <text:p text:style-name="P180"/>
      <text:p text:style-name="P180"/>
      <text:p text:style-name="P180"/>
      <text:p text:style-name="P181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text:soft-page-break/></text:p>
      <text:p text:style-name="P180"/>
      <text:p text:style-name="P165">Modificar de <text:span text:style-name="T209">rol</text:span> existente <text:s/><text:span text:style-name="T160">(</text:span><text:span text:style-name="T212">con token correspondiente a </text:span><text:span text:style-name="T160">usuario autenticad</text:span><text:span text:style-name="T212">o </text:span><text:span text:style-name="T214">con</text:span><text:span text:style-name="T212"> el rol a modificar)</text:span>, <text:span text:style-name="T215">l</text:span><text:span text:style-name="T218">os usuarios asociados al</text:span><text:span text:style-name="T215"> rol,</text:span> con campo y valor sintácticamente correcto:</text:p>
      <text:p text:style-name="P130"/>
      <text:p text:style-name="P250"><text:span text:style-name="T38">Get previo a update con enpoints </text:span><text:span text:style-name="T39">http://localhost:8040/</text:span><text:span text:style-name="T41">role</text:span><text:span text:style-name="T39">/get/name/</text:span><text:span text:style-name="T40">add</text:span></text:p>
      <text:p text:style-name="P227"/>
      <text:p text:style-name="P227"/>
      <text:p text:style-name="P227">{"nameRole":"add", "description":"new description for add", "date":"2021-07-08", "services":[{id:3, name:'A', description:'service A', date:null}], "users":[{"name":"root"}]}</text:p>
      <text:p text:style-name="P132"/>
      <text:p text:style-name="P190"/>
      <text:p text:style-name="P94"><text:span text:style-name="T145">Input para output </text:span><text:span text:style-name="T146">OK</text:span><text:span text:style-name="T145">: </text:span></text:p>
      <text:p text:style-name="P231"/>
      <text:p text:style-name="P17">{</text:p>
      <text:p text:style-name="P1"><text:span text:style-name="T10">"nameRole"</text:span>:<text:span text:style-name="T44">"add"</text:span>,</text:p>
      <text:p text:style-name="P1"><text:span text:style-name="T10">"users"</text:span>:[{<text:span text:style-name="T10">"name"</text:span>:<text:span text:style-name="T44">"user"</text:span>},{<text:span text:style-name="T10">"name"</text:span>:<text:span text:style-name="T44">"root"</text:span>}]</text:p>
      <text:p text:style-name="P1">}</text:p>
      <text:p text:style-name="P243"/>
      <text:p text:style-name="P242">Se revoca el token en uso, y se devuelve nuevo token y token de refresco</text:p>
      <text:p text:style-name="P242"/>
      <text:p text:style-name="P27"/>
      <text:p text:style-name="P251"><text:span text:style-name="T149">Get p</text:span><text:span text:style-name="T150">osterior</text:span><text:span text:style-name="T149"> a update </text:span><text:span text:style-name="T151">con nuevo token y</text:span><text:span text:style-name="T149"> enpoints </text:span><text:a xlink:type="simple" xlink:href="http://localhost:8040/user/get/name/root" text:style-name="Internet_20_link" text:visited-style-name="Visited_20_Internet_20_Link"><text:span text:style-name="T152">http://localhost:8040/</text:span></text:a><text:a xlink:type="simple" xlink:href="http://localhost:8040/user/get/name/root" text:style-name="Internet_20_link" text:visited-style-name="Visited_20_Internet_20_Link"><text:span text:style-name="T153">role</text:span></text:a><text:a xlink:type="simple" xlink:href="http://localhost:8040/user/get/name/root" text:style-name="Internet_20_link" text:visited-style-name="Visited_20_Internet_20_Link"><text:span text:style-name="T152">/get/name/</text:span></text:a><text:span text:style-name="T153">add</text:span><text:span text:style-name="T87">: </text:span></text:p>
      <text:p text:style-name="P211"/>
      <text:p text:style-name="P251"/>
      <text:p text:style-name="P251">{"nameRole":"add", "description":"new description for add", "date":"2021-07-08", "services":[{id:3, name:'A', description:'service A', date:null}], "users":[{"name":"root"}, {"name":"user"}]}</text:p>
      <text:p text:style-name="P244"/>
      <text:p text:style-name="P212"/>
      <text:p text:style-name="P212"/>
      <text:p text:style-name="P25"/>
      <text:p text:style-name="P245"/>
      <text:p text:style-name="P215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78"><text:soft-page-break/>OUTPUTS NOT OK:</text:p>
      <text:p text:style-name="P78"/>
      <text:p text:style-name="P166">Modificar de <text:span text:style-name="T209">rol</text:span> existente <text:s/><text:span text:style-name="T160">(</text:span><text:span text:style-name="T212">con token correspondiente a </text:span><text:span text:style-name="T160">usuario autenticad</text:span><text:span text:style-name="T212">o </text:span><text:span text:style-name="T220">sin</text:span><text:span text:style-name="T212"> el rol a modificar)</text:span>, nombre de <text:span text:style-name="T219">rol</text:span> con campo y valor sintácticamente correcto:</text:p>
      <text:p text:style-name="P131"/>
      <text:p text:style-name="P252"><text:span text:style-name="T68">Get previo a update con enpoints </text:span><text:span text:style-name="T70">http://localhost:8040/</text:span><text:span text:style-name="T75">rol</text:span><text:span text:style-name="T76">e</text:span><text:span text:style-name="T70">/get/name/</text:span><text:span text:style-name="T75">add</text:span><text:span text:style-name="T86">:</text:span></text:p>
      <text:p text:style-name="P225"/>
      <text:p text:style-name="P185">{"nameRole":"add", "description":"permission for add user", "date":"2021-07-08", "services":[], "users":[{"name":"user"}]}</text:p>
      <text:p text:style-name="P185"/>
      <text:p text:style-name="P95"><text:span text:style-name="T145">Input para output </text:span><text:span text:style-name="T147">NOT </text:span><text:span text:style-name="T146">OK</text:span><text:span text:style-name="T145">:</text:span></text:p>
      <text:p text:style-name="P234"/>
      <text:p text:style-name="P18">{</text:p>
      <text:p text:style-name="P1"><text:span text:style-name="T10">"id"</text:span>:<text:span text:style-name="T161">57</text:span>,</text:p>
      <text:p text:style-name="P1"><text:span text:style-name="T10">"nameRole"</text:span>:<text:span text:style-name="T44">"addmod"</text:span>,</text:p>
      <text:p text:style-name="P1"><text:span text:style-name="T10">"users"</text:span>:[{<text:span text:style-name="T10">"name"</text:span>:<text:span text:style-name="T44">"user"</text:span>}]</text:p>
      <text:p text:style-name="P1">}</text:p>
      <text:p text:style-name="P234"/>
      <text:p text:style-name="P252"><text:span text:style-name="T149">Get p</text:span><text:span text:style-name="T150">osterior</text:span><text:span text:style-name="T149"> a update con enpoints </text:span><text:a xlink:type="simple" xlink:href="http://localhost:8040/user/get/name/nameuser" text:style-name="Internet_20_link" text:visited-style-name="Visited_20_Internet_20_Link"><text:span text:style-name="T152">http://localhost:8040/</text:span></text:a><text:a xlink:type="simple" xlink:href="http://localhost:8040/user/get/name/nameuser" text:style-name="Internet_20_link" text:visited-style-name="Visited_20_Internet_20_Link"><text:span text:style-name="T155">role</text:span></text:a><text:a xlink:type="simple" xlink:href="http://localhost:8040/user/get/name/nameuser" text:style-name="Internet_20_link" text:visited-style-name="Visited_20_Internet_20_Link"><text:span text:style-name="T152">/get/name/</text:span></text:a><text:span text:style-name="T154">add</text:span><text:span text:style-name="T87">:</text:span></text:p>
      <text:p text:style-name="P209"/>
      <text:p text:style-name="P209"/>
      <text:p text:style-name="P209">{"error":"java.lang.NullPointerException"}</text:p>
      <text:p text:style-name="P209"/>
      <text:p text:style-name="P216"/>
      <text:p text:style-name="P167">Modificar de <text:span text:style-name="T209">rol</text:span> existente <text:s/><text:span text:style-name="T160">(</text:span><text:span text:style-name="T212">con token correspondiente a </text:span><text:span text:style-name="T160">usuario autenticad</text:span><text:span text:style-name="T212">o </text:span><text:span text:style-name="T220">sin</text:span><text:span text:style-name="T212"> el rol a modificar)</text:span>, <text:span text:style-name="T221">descripción </text:span>de <text:span text:style-name="T222">rol</text:span> con campo sintácticamente <text:span text:style-name="T232">in</text:span>correcto:</text:p>
      <text:p text:style-name="P167"/>
      <text:p text:style-name="P170"><text:span text:style-name="T192">Get previo a update con enpoints </text:span><text:span text:style-name="T193">http://localhost:8040/</text:span><text:span text:style-name="T194">rol</text:span><text:span text:style-name="T195">e</text:span><text:span text:style-name="T193">/get/name/</text:span><text:span text:style-name="T194">add</text:span><text:span text:style-name="T196">mod</text:span><text:span text:style-name="T144">:</text:span></text:p>
      <text:p text:style-name="P167"/>
      <text:p text:style-name="P107">{"nameRole":"addmod", "description":"permission for add user", "date":"2021-07-08", "services":[], "users":[{"name":"user"}]}</text:p>
      <text:p text:style-name="P187"/>
      <text:p text:style-name="P101"><text:span text:style-name="T145">Input para output </text:span><text:span text:style-name="T148">NOT </text:span><text:span text:style-name="T146">OK</text:span><text:span text:style-name="T145"> </text:span></text:p>
      <text:p text:style-name="P285"/>
      <text:p text:style-name="P286">{</text:p>
      <text:p text:style-name="P2"><text:span text:style-name="T10">"nameRole"</text:span>:<text:span text:style-name="T44">"addmod"</text:span>,</text:p>
      <text:p text:style-name="P2"><text:span text:style-name="T10">"description"</text:span>:<text:span text:style-name="T44">"description addmod</text:span></text:p>
      <text:p text:style-name="P259">}</text:p>
      <text:p text:style-name="P285"/>
      <text:p text:style-name="P288">Output NOT OK</text:p>
      <text:p text:style-name="P289"/>
      <text:p text:style-name="P289">{</text:p>
      <text:p text:style-name="P2"><text:span text:style-name="T10">"timestamp"</text:span>: <text:span text:style-name="T44">"2021-07-09T15:06:27.775+00:00"</text:span>,</text:p>
      <text:p text:style-name="P2"><text:span text:style-name="T10">"status"</text:span>: <text:span text:style-name="T161">400</text:span>,</text:p>
      <text:p text:style-name="P2"><text:span text:style-name="T10">"error"</text:span>: <text:span text:style-name="T44">"Bad Request"</text:span>,</text:p>
      <text:p text:style-name="P2"><text:span text:style-name="T10">"path"</text:span>: <text:span text:style-name="T44">"/role/update"</text:span></text:p>
      <text:p text:style-name="P2">}</text:p>
      <text:p text:style-name="P19"/>
      <text:p text:style-name="P19"/>
      <text:p text:style-name="P177"><text:soft-page-break/><text:span text:style-name="T223">Modificar de </text:span><text:span text:style-name="T224">rol</text:span><text:span text:style-name="T223"> existente <text:s/></text:span><text:span text:style-name="T225">(</text:span><text:span text:style-name="T226">con token correspondiente a </text:span><text:span text:style-name="T225">usuario autenticad</text:span><text:span text:style-name="T226">o </text:span><text:span text:style-name="T227">sin</text:span><text:span text:style-name="T226"> el rol a modificar)</text:span><text:span text:style-name="T223">, </text:span><text:span text:style-name="T228">servicios de rol</text:span><text:span text:style-name="T223"> con campo </text:span><text:span text:style-name="T231">y </text:span><text:span text:style-name="T223"><text:s text:c="2"/></text:span><text:span text:style-name="T229">nombre de servicio s</text:span><text:span text:style-name="T223">intácticamente </text:span><text:span text:style-name="T229">in</text:span><text:span text:style-name="T223">correcto:</text:span></text:p>
      <text:p text:style-name="P290"/>
      <text:p text:style-name="P186"/>
      <text:p text:style-name="P96"><text:span text:style-name="T145">Input para output </text:span><text:span text:style-name="T148">NOT </text:span><text:span text:style-name="T146">OK</text:span></text:p>
      <text:p text:style-name="P232"/>
      <text:p text:style-name="P287">{</text:p>
      <text:p text:style-name="P21"><text:span text:style-name="T10">"nameRole"</text:span>:<text:span text:style-name="T44">"addmod"</text:span>,</text:p>
      <text:p text:style-name="P22"><text:span text:style-name="T10">"</text:span><text:span text:style-name="T23">services</text:span><text:span text:style-name="T10">"</text:span>:<text:span text:style-name="T56">[</text:span><text:span text:style-name="T57">{</text:span><text:span text:style-name="T24">"name:"A"</text:span><text:span text:style-name="T57">}</text:span><text:span text:style-name="T56">]</text:span></text:p>
      <text:p text:style-name="P295">}</text:p>
      <text:p text:style-name="P28"/>
      <text:p text:style-name="P68">Output NOT OK</text:p>
      <text:p text:style-name="P66"/>
      <text:p text:style-name="P66">{</text:p>
      <text:p text:style-name="P1"><text:span text:style-name="T10">"timestamp"</text:span>: <text:span text:style-name="T44">"2021-07-09T15:13:36.899+00:00"</text:span>,</text:p>
      <text:p text:style-name="P1"><text:span text:style-name="T10">"status"</text:span>: <text:span text:style-name="T161">400</text:span>,</text:p>
      <text:p text:style-name="P1"><text:span text:style-name="T10">"error"</text:span>: <text:span text:style-name="T44">"Bad Request"</text:span>,</text:p>
      <text:p text:style-name="P1"><text:span text:style-name="T10">"path"</text:span>: <text:span text:style-name="T44">"/role/update"</text:span></text:p>
      <text:p text:style-name="P1">}</text:p>
      <text:p text:style-name="P66"/>
      <text:p text:style-name="P178"><text:span text:style-name="T223">Modificar de </text:span><text:span text:style-name="T224">rol</text:span><text:span text:style-name="T223"> existente <text:s/></text:span><text:span text:style-name="T225">(</text:span><text:span text:style-name="T226">con token correspondiente a </text:span><text:span text:style-name="T225">usuario autenticad</text:span><text:span text:style-name="T226">o </text:span><text:span text:style-name="T227">sin</text:span><text:span text:style-name="T226"> el rol a modificar)</text:span><text:span text:style-name="T223">, </text:span><text:span text:style-name="T228">servicios de rol</text:span><text:span text:style-name="T223"> con campo <text:s/></text:span><text:span text:style-name="T231">y valor del </text:span><text:span text:style-name="T229">nombre de servicio s</text:span><text:span text:style-name="T223">intácticamente correcto </text:span><text:span text:style-name="T230">pero inexistente en base de datos</text:span><text:span text:style-name="T223">:</text:span></text:p>
      <text:p text:style-name="P291"/>
      <text:p text:style-name="P188"/>
      <text:p text:style-name="P102"><text:span text:style-name="T145">Input para output </text:span><text:span text:style-name="T148">NOT </text:span><text:span text:style-name="T146">OK</text:span></text:p>
      <text:p text:style-name="P235"/>
      <text:p text:style-name="P293">{</text:p>
      <text:p text:style-name="P1"><text:span text:style-name="T10">"nameRole"</text:span>:<text:span text:style-name="T44">"addmod"</text:span>,</text:p>
      <text:p text:style-name="P1"><text:span text:style-name="T10">"services"</text:span>:[{<text:span text:style-name="T10">"name"</text:span>:<text:span text:style-name="T44">"Z"</text:span>}]</text:p>
      <text:p text:style-name="P1">}</text:p>
      <text:p text:style-name="P34"/>
      <text:p text:style-name="P69">Output NOT OK</text:p>
      <text:p text:style-name="P67"/>
      <text:p text:style-name="P23">{"error":"Data not found-&gt;Invalid name in some/s name/s role services"}</text:p>
      <text:p text:style-name="P67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68"><text:soft-page-break/>Modificar de <text:span text:style-name="T209">rol</text:span> existente <text:s/><text:span text:style-name="T160">(</text:span><text:span text:style-name="T212">con token correspondiente a </text:span><text:span text:style-name="T160">usuario autenticad</text:span><text:span text:style-name="T212">o </text:span><text:span text:style-name="T220">sin</text:span><text:span text:style-name="T212"> el rol a modificar)</text:span>, <text:span text:style-name="T234">usuarios</text:span><text:span text:style-name="T232"> de rol</text:span> con campo <text:span text:style-name="T233">nombre de </text:span><text:span text:style-name="T235">usuario</text:span><text:span text:style-name="T233"> s</text:span>intácticamente <text:span text:style-name="T233">in</text:span>correcto:</text:p>
      <text:p text:style-name="P228"/>
      <text:p text:style-name="P192"/>
      <text:p text:style-name="P96"><text:span text:style-name="T145">Input para output </text:span><text:span text:style-name="T148">NOT </text:span><text:span text:style-name="T146">OK</text:span><text:span text:style-name="T145"> </text:span></text:p>
      <text:p text:style-name="P232"/>
      <text:p text:style-name="P20">{</text:p>
      <text:p text:style-name="P1"><text:span text:style-name="T10">"nameRole"</text:span>:<text:span text:style-name="T44">"addmod"</text:span>,</text:p>
      <text:p text:style-name="P1"><text:span text:style-name="T10">"users"</text:span>:[{<text:span text:style-name="T10">"name:"</text:span>user<text:span text:style-name="T10">"}]</text:span></text:p>
      <text:p text:style-name="P258">}</text:p>
      <text:p text:style-name="P232"/>
      <text:p text:style-name="P240">Output NOT OK</text:p>
      <text:p text:style-name="P64"/>
      <text:p text:style-name="P66">{</text:p>
      <text:p text:style-name="P1"><text:span text:style-name="T10">"timestamp"</text:span>: <text:span text:style-name="T44">"2021-07-09T15:35:33.436+00:00"</text:span>,</text:p>
      <text:p text:style-name="P1"><text:span text:style-name="T10">"status"</text:span>: <text:span text:style-name="T161">400</text:span>,</text:p>
      <text:p text:style-name="P1"><text:span text:style-name="T10">"error"</text:span>: <text:span text:style-name="T44">"Bad Request"</text:span>,</text:p>
      <text:p text:style-name="P1"><text:span text:style-name="T10">"path"</text:span>: <text:span text:style-name="T44">"/role/update"</text:span></text:p>
      <text:p text:style-name="P1">}</text:p>
      <text:p text:style-name="P66"/>
      <text:p text:style-name="P169">Modificar de <text:span text:style-name="T209">rol</text:span> existente <text:s/><text:span text:style-name="T160">(</text:span><text:span text:style-name="T212">con token correspondiente a </text:span><text:span text:style-name="T160">usuario autenticad</text:span><text:span text:style-name="T212">o </text:span><text:span text:style-name="T220">sin</text:span><text:span text:style-name="T212"> el rol a modificar)</text:span>, <text:span text:style-name="T234">usuarios</text:span><text:span text:style-name="T232"> de rol</text:span> con campo <text:span text:style-name="T237">y valor del</text:span> <text:span text:style-name="T233">nombre de </text:span><text:span text:style-name="T235">usuario</text:span><text:span text:style-name="T233"> s</text:span>intácticamente correcto <text:span text:style-name="T236">pero inexistente en base de datos</text:span>:</text:p>
      <text:p text:style-name="P229"/>
      <text:p text:style-name="P193"/>
      <text:p text:style-name="P103"><text:span text:style-name="T145">Input para output </text:span><text:span text:style-name="T148">NOT </text:span><text:span text:style-name="T146">OK</text:span><text:span text:style-name="T145"> </text:span></text:p>
      <text:p text:style-name="P236"/>
      <text:p text:style-name="P24">{</text:p>
      <text:p text:style-name="P1"><text:span text:style-name="T10">"nameRole"</text:span>:<text:span text:style-name="T44">"addmod"</text:span>,</text:p>
      <text:p text:style-name="P1"><text:span text:style-name="T10">"users"</text:span>:[{<text:span text:style-name="T10">"name"</text:span>:<text:span text:style-name="T44">"newuser"</text:span>}]</text:p>
      <text:p text:style-name="P1">}</text:p>
      <text:p text:style-name="P236"/>
      <text:p text:style-name="P241">Output NOT OK</text:p>
      <text:p text:style-name="P65"/>
      <text:p text:style-name="P24"/>
      <text:p text:style-name="P1"/>
      <text:p text:style-name="P1">{"error":"Data not found-&gt;Invalid name in some/s name/s role users"}</text:p>
      <text:p text:style-name="P1"/>
      <text:p text:style-name="P1"/>
      <text:p text:style-name="P1"/>
      <text:p text:style-name="P53"/>
      <text:p text:style-name="P77"/>
      <text:p text:style-name="P77"/>
      <text:p text:style-name="P77"/>
      <text:p text:style-name="P77"/>
      <text:p text:style-name="P77"/>
      <text:p text:style-name="P77"/>
      <text:p text:style-name="P76"/>
      <text:p text:style-name="P76"><text:soft-page-break/>DELETE <text:span text:style-name="T238">ROLE</text:span>:</text:p>
      <text:p text:style-name="P81"/>
      <text:p text:style-name="P78">OUTPUTS OK:</text:p>
      <text:p text:style-name="P133"/>
      <text:p text:style-name="P175"><text:span text:style-name="T171">Eliminar </text:span><text:span text:style-name="T176">rol</text:span><text:span text:style-name="T171"> existente definiendo sintáctica y semánticamente </text:span><text:span text:style-name="T172">correcto </text:span><text:span text:style-name="T171">sólo id, </text:span><text:span text:style-name="T170">con endpoint </text:span><text:span text:style-name="T110">http://localhost:8040/user/</text:span><text:span text:style-name="T137">delete</text:span><text:span text:style-name="T110">/</text:span><text:span text:style-name="T116">{id}</text:span><text:span text:style-name="T78">:</text:span></text:p>
      <text:p text:style-name="P109"/>
      <text:p text:style-name="P109"/>
      <text:p text:style-name="P255"><text:span text:style-name="T68">Get previo a </text:span><text:span text:style-name="T69">delete</text:span><text:span text:style-name="T68"> con enpoints </text:span><text:span text:style-name="T66">http://localhost:8040/</text:span><text:span text:style-name="T67">role</text:span><text:span text:style-name="T66">/get/name/</text:span><text:span text:style-name="T67">addmod</text:span><text:span text:style-name="T91">:</text:span></text:p>
      <text:p text:style-name="P217"/>
      <text:p text:style-name="P217">{"nameRole":"addmod", "description":"description addmod", "date":"2021-07-08", "services":[], "users":[{"name":"user"}]}</text:p>
      <text:p text:style-name="P109"/>
      <text:p text:style-name="P256"><text:span text:style-name="T63">endpoint</text:span><text:span text:style-name="T64"> para output </text:span><text:span text:style-name="T65">OK </text:span><text:span text:style-name="T103">http://localhost:8040/user/</text:span><text:span text:style-name="T104">delete</text:span><text:span text:style-name="T103">/</text:span><text:span text:style-name="T105">57</text:span></text:p>
      <text:p text:style-name="P182"/>
      <text:p text:style-name="P182"/>
      <text:p text:style-name="P108"><text:span text:style-name="T128">Get </text:span><text:span text:style-name="T131">posterior</text:span><text:span text:style-name="T128"> a </text:span><text:span text:style-name="T132">delete</text:span><text:span text:style-name="T128"> con enpoints </text:span><text:span text:style-name="T138">http://localhost:8040/</text:span><text:span text:style-name="T139">role</text:span><text:span text:style-name="T138">/get/name/</text:span><text:span text:style-name="T139">addmod</text:span><text:span text:style-name="T132">:</text:span></text:p>
      <text:p text:style-name="P135"/>
      <text:p text:style-name="P135">{"error":"role not found"}</text:p>
      <text:p text:style-name="P109"/>
      <text:p text:style-name="P109"/>
      <text:p text:style-name="P179"><text:span text:style-name="T81">Eliminar </text:span><text:span text:style-name="T84">rol</text:span><text:span text:style-name="T81"> existente definiendo sintáctica y semánticamente </text:span><text:span text:style-name="T82">correcto </text:span><text:span text:style-name="T81">id </text:span><text:span text:style-name="T83">de </text:span><text:span text:style-name="T84">rol</text:span><text:span text:style-name="T81">, </text:span><text:span text:style-name="T80">con endpoint </text:span><text:span text:style-name="T117">http://localhost:8040/</text:span><text:span text:style-name="T119">role</text:span><text:span text:style-name="T117">/</text:span><text:span text:style-name="T118">delete</text:span></text:p>
      <text:p text:style-name="P197"/>
      <text:p text:style-name="P253"><text:span text:style-name="T88">Get </text:span><text:span text:style-name="T90">previo</text:span><text:span text:style-name="T88"> a </text:span><text:span text:style-name="T89">delete</text:span><text:span text:style-name="T88"> con enpoints </text:span><text:span text:style-name="T94">http://localhost:8040/</text:span><text:span text:style-name="T98">role</text:span><text:span text:style-name="T94">/get/name/</text:span><text:span text:style-name="T98">addmod</text:span><text:span text:style-name="T89">:</text:span></text:p>
      <text:p text:style-name="P218"/>
      <text:p text:style-name="P206">{"nameRole":"addmod", "description":"null", "date":"2021-07-09", "services":[], "users":[{"name":"user"}]}</text:p>
      <text:p text:style-name="P218"/>
      <text:p text:style-name="P105"><text:span text:style-name="T133">Input </text:span><text:span text:style-name="T134">para output OK</text:span></text:p>
      <text:p text:style-name="P201"/>
      <text:p text:style-name="P194">{</text:p>
      <text:p text:style-name="P2"><text:span text:style-name="T10">"id"</text:span>:<text:span text:style-name="T239">66</text:span></text:p>
      <text:p text:style-name="P2">}</text:p>
      <text:p text:style-name="P112"/>
      <text:p text:style-name="P257"><text:span text:style-name="T88">Get </text:span><text:span text:style-name="T90">p</text:span><text:span text:style-name="T92">osterior</text:span><text:span text:style-name="T88"> a </text:span><text:span text:style-name="T89">delete</text:span><text:span text:style-name="T88"> con enpoints </text:span><text:span text:style-name="T94">http://localhost:8040/</text:span><text:span text:style-name="T99">role</text:span><text:span text:style-name="T94">/get/name/</text:span><text:span text:style-name="T99">addmod</text:span><text:span text:style-name="T89">:</text:span></text:p>
      <text:p text:style-name="P219"/>
      <text:p text:style-name="P219"/>
      <text:p text:style-name="P219">{"error":"role not found"}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176"><text:soft-page-break/><text:span text:style-name="T171">Eliminar </text:span><text:span text:style-name="T177">rol</text:span><text:span text:style-name="T171"> existente definiendo sintáctica y semánticamente </text:span><text:span text:style-name="T172">correcto </text:span><text:span text:style-name="T173">nombre de </text:span><text:span text:style-name="T177">rol</text:span><text:span text:style-name="T171">, </text:span><text:span text:style-name="T170">con endpoint </text:span><text:span text:style-name="T135">http://localhost:8040/user/</text:span><text:span text:style-name="T136">delete</text:span></text:p>
      <text:p text:style-name="P198"/>
      <text:p text:style-name="P254"><text:span text:style-name="T88">Get </text:span><text:span text:style-name="T90">previo</text:span><text:span text:style-name="T88"> a </text:span><text:span text:style-name="T89">delete</text:span><text:span text:style-name="T88"> con enpoints </text:span><text:span text:style-name="T94">http://localhost:8040/</text:span><text:span text:style-name="T102">role</text:span><text:span text:style-name="T94">/get/name/</text:span><text:span text:style-name="T95">nameofuser</text:span><text:span text:style-name="T89">:</text:span></text:p>
      <text:p text:style-name="P220"/>
      <text:p text:style-name="P207">{"nameRole":"addmod", "description":"null", "date":"2021-07-09", "services":[], "users":[{"name":"user"}]}</text:p>
      <text:p text:style-name="P220"/>
      <text:p text:style-name="P106"><text:span text:style-name="T133">Input </text:span><text:span text:style-name="T134">para output OK</text:span></text:p>
      <text:p text:style-name="P202"/>
      <text:p text:style-name="P195">{</text:p>
      <text:p text:style-name="P7"><text:span text:style-name="T10">"</text:span><text:span text:style-name="T16">name</text:span><text:span text:style-name="T25">Role</text:span><text:span text:style-name="T10">"</text:span>:<text:span text:style-name="T161"> “</text:span><text:span text:style-name="T164">addmod</text:span><text:span text:style-name="T161">”</text:span></text:p>
      <text:p text:style-name="P7">}</text:p>
      <text:p text:style-name="P110"/>
      <text:p text:style-name="P113"><text:span text:style-name="T106">Get </text:span><text:span text:style-name="T107">p</text:span><text:span text:style-name="T109">osterior</text:span><text:span text:style-name="T106"> a </text:span><text:span text:style-name="T108">delete</text:span><text:span text:style-name="T106"> con enpoints </text:span><text:a xlink:type="simple" xlink:href="http://localhost:8040/user/get/name/username" text:style-name="Internet_20_link" text:visited-style-name="Visited_20_Internet_20_Link"><text:span text:style-name="T112">http://localhost:8040/</text:span></text:a><text:a xlink:type="simple" xlink:href="http://localhost:8040/user/get/name/username" text:style-name="Internet_20_link" text:visited-style-name="Visited_20_Internet_20_Link"><text:span text:style-name="T143">role</text:span></text:a><text:a xlink:type="simple" xlink:href="http://localhost:8040/user/get/name/username" text:style-name="Internet_20_link" text:visited-style-name="Visited_20_Internet_20_Link"><text:span text:style-name="T112">/get/name/</text:span></text:a><text:a xlink:type="simple" xlink:href="http://localhost:8040/user/get/name/username" text:style-name="Internet_20_link" text:visited-style-name="Visited_20_Internet_20_Link"><text:span text:style-name="T113">username</text:span></text:a><text:span text:style-name="T108">:</text:span></text:p>
      <text:p text:style-name="P220"/>
      <text:p text:style-name="P220">{"error":"Not found-&gt;User name not found"}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78"><text:soft-page-break/>OUTPUTS NOT OK:</text:p>
      <text:p text:style-name="P133"/>
      <text:p text:style-name="P157"><text:span text:style-name="T179">Definir incorrectamente el</text:span> endpoint:</text:p>
      <text:p text:style-name="P203"/>
      <text:p text:style-name="P200"/>
      <text:list xml:id="list3823849462" text:style-name="L3">
        <text:list-item>
          <text:p text:style-name="P263"><text:span text:style-name="T96">Endpoint </text:span><text:span text:style-name="T93">http://localhost:8040/</text:span><text:span text:style-name="T100">role</text:span><text:span text:style-name="T93">/</text:span><text:span text:style-name="T97">delete</text:span><text:span text:style-name="T93">/“</text:span><text:span text:style-name="T96">30</text:span><text:span text:style-name="T93">”</text:span></text:p>
        </text:list-item>
      </text:list>
      <text:p text:style-name="P199"/>
      <text:p text:style-name="P200">Output NOT OK</text:p>
      <text:p text:style-name="P200"/>
      <text:p text:style-name="P296"><text:span text:style-name="T157">{</text:span></text:p>
      <text:p text:style-name="P2"><text:span text:style-name="T10">"timestamp"</text:span>: <text:span text:style-name="T44">"2021-07-09T21:34:45.912+00:00"</text:span>,</text:p>
      <text:p text:style-name="P2"><text:span text:style-name="T10">"status"</text:span>: <text:span text:style-name="T161">400</text:span>,</text:p>
      <text:p text:style-name="P2"><text:span text:style-name="T10">"error"</text:span>: <text:span text:style-name="T44">"Bad Request"</text:span>,</text:p>
      <text:p text:style-name="P2"><text:span text:style-name="T10">"path"</text:span>: <text:span text:style-name="T44">"/role/delete/%2230%22"</text:span></text:p>
      <text:p text:style-name="P2">}</text:p>
      <text:p text:style-name="P292"/>
      <text:list xml:id="list184601046202747" text:continue-numbering="true" text:style-name="L3">
        <text:list-item>
          <text:p text:style-name="P263"><text:span text:style-name="T61">Endpoint </text:span><text:span text:style-name="T93">http://localhost:8040/</text:span><text:span text:style-name="T101">role</text:span><text:span text:style-name="T93">/</text:span><text:span text:style-name="T97">delet</text:span></text:p>
        </text:list-item>
      </text:list>
      <text:p text:style-name="P271"><text:span text:style-name="T108"/></text:p>
      <text:p text:style-name="P204"/>
      <text:p text:style-name="P200">Output NOT OK</text:p>
      <text:p text:style-name="P297"><text:span text:style-name="T27">{</text:span></text:p>
      <text:p text:style-name="P1"><text:span text:style-name="T10">"timestamp"</text:span>: <text:span text:style-name="T44">"2021-07-09T21:35:36.539+00:00"</text:span>,</text:p>
      <text:p text:style-name="P1"><text:span text:style-name="T10">"status"</text:span>: <text:span text:style-name="T161">404</text:span>,</text:p>
      <text:p text:style-name="P1"><text:span text:style-name="T10">"error"</text:span>: <text:span text:style-name="T44">"Not Found"</text:span>,</text:p>
      <text:p text:style-name="P1"><text:span text:style-name="T10">"path"</text:span>: <text:span text:style-name="T44">"/role/delet"</text:span></text:p>
      <text:p text:style-name="P273"><text:span text:style-name="T240">}</text:span></text:p>
      <text:p text:style-name="P109"/>
      <text:p text:style-name="P158">Insertar <text:span text:style-name="T6">body</text:span> <text:span text:style-name="T7">vacío </text:span><text:span text:style-name="T180">usando endpoint de </text:span><text:span text:style-name="T8">delete sin id como parámetro:</text:span></text:p>
      <text:p text:style-name="P111"/>
      <text:p text:style-name="P111"/>
      <text:p text:style-name="P136">Output NOT OK</text:p>
      <text:p text:style-name="P136"/>
      <text:p text:style-name="P277">{</text:p>
      <text:p text:style-name="P1"><text:span text:style-name="T10">"timestamp"</text:span>: <text:span text:style-name="T44">"2021-07-09T21:37:53.497+00:00"</text:span>,</text:p>
      <text:p text:style-name="P1"><text:span text:style-name="T10">"status"</text:span>: <text:span text:style-name="T161">400</text:span>,</text:p>
      <text:p text:style-name="P1"><text:span text:style-name="T10">"error"</text:span>: <text:span text:style-name="T44">"Bad Request"</text:span>,</text:p>
      <text:p text:style-name="P1"><text:span text:style-name="T10">"path"</text:span>: <text:span text:style-name="T44">"/role/delete"</text:span></text:p>
      <text:p text:style-name="P298"><text:span text:style-name="T27">}</text:span></text:p>
      <text:p text:style-name="P109"/>
      <text:p text:style-name="P171">Eliminar <text:span text:style-name="T242">rol</text:span> inexistente <text:span text:style-name="T4">definiendo sintáctica</text:span><text:span text:style-name="T5">mente correcto </text:span><text:span text:style-name="T183">el </text:span><text:span text:style-name="T4">id </text:span><text:span text:style-name="T178">de </text:span><text:span text:style-name="T242">rol </text:span><text:span text:style-name="T181">en el endpoint:</text:span></text:p>
      <text:p text:style-name="P137"/>
      <text:p text:style-name="P137"/>
      <text:p text:style-name="P154"><text:span text:style-name="T167">Endpoin</text:span><text:span text:style-name="T77">t: </text:span><text:span text:style-name="T115">http://localhost:8040/</text:span><text:span text:style-name="T141">role</text:span><text:span text:style-name="T115">/delete/100</text:span></text:p>
      <text:p text:style-name="P137"/>
      <text:p text:style-name="P137"/>
      <text:p text:style-name="P141">Output NOT OK</text:p>
      <text:p text:style-name="P141"/>
      <text:p text:style-name="P141">{"error":"Data not found-&gt;Role not found with id: 100"}</text:p>
      <text:p text:style-name="P141"/>
      <text:p text:style-name="P172"><text:soft-page-break/>Eliminar <text:span text:style-name="T241">rol</text:span> inexistente <text:span text:style-name="T4">definiendo sintáctica</text:span><text:span text:style-name="T5">mente correcto </text:span><text:span text:style-name="T4">id </text:span><text:span text:style-name="T178">de </text:span><text:span text:style-name="T241">rol</text:span><text:span text:style-name="T178">, </text:span><text:span text:style-name="T182">con id definido en el input</text:span><text:span text:style-name="T4">:</text:span></text:p>
      <text:p text:style-name="P138"/>
      <text:p text:style-name="P140"><text:span text:style-name="T183">Endpoin</text:span><text:span text:style-name="T79">t: </text:span><text:span text:style-name="T111">http://localhost:8040/</text:span><text:span text:style-name="T142">role</text:span><text:span text:style-name="T111">/delete</text:span></text:p>
      <text:p text:style-name="P138"/>
      <text:p text:style-name="P144">Input para output NOT OK</text:p>
      <text:p text:style-name="P144"/>
      <text:p text:style-name="P59">{</text:p>
      <text:p text:style-name="P2"><text:span text:style-name="T10">"id"</text:span>:<text:span text:style-name="T161">100</text:span></text:p>
      <text:p text:style-name="P2">}</text:p>
      <text:p text:style-name="P138"/>
      <text:p text:style-name="P142">Output NOT OK</text:p>
      <text:p text:style-name="P142"/>
      <text:p text:style-name="P142">{"error":"Data not found-&gt;Role not found with id: 100"}</text:p>
      <text:p text:style-name="P142"/>
      <text:p text:style-name="P142"/>
      <text:p text:style-name="P173">Eliminar <text:span text:style-name="T241">rol</text:span> inexistente <text:span text:style-name="T4">definiendo sintáctica</text:span><text:span text:style-name="T5">mente correcto </text:span><text:span text:style-name="T184">nombre</text:span><text:span text:style-name="T4"> </text:span><text:span text:style-name="T178">de </text:span><text:span text:style-name="T241">rol</text:span><text:span text:style-name="T178">:</text:span></text:p>
      <text:p text:style-name="P205"/>
      <text:p text:style-name="P139"/>
      <text:p text:style-name="P145">Input para output NOT OK</text:p>
      <text:p text:style-name="P145"/>
      <text:p text:style-name="P60">{</text:p>
      <text:p text:style-name="P8"><text:span text:style-name="T10">"</text:span><text:span text:style-name="T17">name</text:span><text:span text:style-name="T10">"</text:span>:<text:span text:style-name="T161"> “</text:span><text:span text:style-name="T162">asd</text:span><text:span text:style-name="T161">”</text:span></text:p>
      <text:p text:style-name="P8">}</text:p>
      <text:p text:style-name="P146"/>
      <text:p text:style-name="P139"/>
      <text:p text:style-name="P143">Output NOT OK</text:p>
      <text:p text:style-name="P143"/>
      <text:p text:style-name="P143">{"error":"role not found"}</text:p>
      <text:p text:style-name="P142"/>
      <text:p text:style-name="P160"><text:span text:style-name="T9">Eliminar </text:span><text:span text:style-name="T241">rol</text:span><text:span text:style-name="T9"> existente con</text:span> el campo <text:span text:style-name="T3">nombre</text:span> mal definido sintácticamente:</text:p>
      <text:p text:style-name="P116"/>
      <text:p text:style-name="P116"/>
      <text:p text:style-name="P149">Intput para output NOT OK</text:p>
      <text:p text:style-name="P147"/>
      <text:p text:style-name="P61">{</text:p>
      <text:p text:style-name="P2"><text:span text:style-name="T10">"name</text:span><text:span text:style-name="T26">Role</text:span><text:span text:style-name="T10">:"</text:span><text:span text:style-name="T26">addmod</text:span><text:span text:style-name="T10">"</text:span></text:p>
      <text:p text:style-name="P259">}</text:p>
      <text:p text:style-name="P147"/>
      <text:p text:style-name="P149">Output NOT OK</text:p>
      <text:p text:style-name="P149"/>
      <text:p text:style-name="P272">{</text:p>
      <text:p text:style-name="P1"><text:span text:style-name="T10">"timestamp"</text:span>: <text:span text:style-name="T44">"2021-07-09T21:40:32.855+00:00"</text:span>,</text:p>
      <text:p text:style-name="P1"><text:span text:style-name="T10">"status"</text:span>: <text:span text:style-name="T161">400</text:span>,</text:p>
      <text:p text:style-name="P1"><text:span text:style-name="T10">"error"</text:span>: <text:span text:style-name="T44">"Bad Request"</text:span>,</text:p>
      <text:p text:style-name="P1"><text:span text:style-name="T10">"path"</text:span>: <text:span text:style-name="T44">"/role/delete"</text:span></text:p>
      <text:p text:style-name="P1">}</text:p>
      <text:p text:style-name="P272"/>
      <text:p text:style-name="P272"/>
      <text:p text:style-name="P272"/>
      <text:p text:style-name="P120"/>
      <text:p text:style-name="P160"><text:soft-page-break/><text:span text:style-name="T9">Eliminar </text:span><text:span text:style-name="T241">rol</text:span><text:span text:style-name="T9"> existente con</text:span> el <text:span text:style-name="T2">valor del </text:span>campo <text:span text:style-name="T3">nombre</text:span> mal definido sintácticamente:</text:p>
      <text:p text:style-name="P116"/>
      <text:p text:style-name="P117"/>
      <text:p text:style-name="P150">Intput para output NOT OK</text:p>
      <text:p text:style-name="P148"/>
      <text:p text:style-name="P62">{</text:p>
      <text:p text:style-name="P9"><text:span text:style-name="T10">"name":</text:span>user<text:span text:style-name="T10">"</text:span></text:p>
      <text:p text:style-name="P260">}</text:p>
      <text:p text:style-name="P148"/>
      <text:p text:style-name="P150">Output NOT OK</text:p>
      <text:p text:style-name="P150"/>
      <text:p text:style-name="P278">{</text:p>
      <text:p text:style-name="P1"><text:span text:style-name="T10">"timestamp"</text:span>: <text:span text:style-name="T44">"2021-07-09T21:41:37.406+00:00"</text:span>,</text:p>
      <text:p text:style-name="P1"><text:span text:style-name="T10">"status"</text:span>: <text:span text:style-name="T161">400</text:span>,</text:p>
      <text:p text:style-name="P1"><text:span text:style-name="T10">"error"</text:span>: <text:span text:style-name="T44">"Bad Request"</text:span>,</text:p>
      <text:p text:style-name="P1"><text:span text:style-name="T10">"path"</text:span>: <text:span text:style-name="T44">"/role/delete"</text:span></text:p>
      <text:p text:style-name="P1">}</text:p>
      <text:p text:style-name="P28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OpenSans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6:45:22.112456024</meta:creation-date>
    <dc:date>2021-07-09T18:45:59.996585521</dc:date>
    <meta:editing-duration>P2DT2H39M59S</meta:editing-duration>
    <meta:editing-cycles>527</meta:editing-cycles>
    <meta:generator>LibreOffice/7.1.3.2$Linux_X86_64 LibreOffice_project/10$Build-2</meta:generator>
    <meta:document-statistic meta:table-count="0" meta:image-count="0" meta:object-count="0" meta:page-count="16" meta:paragraph-count="342" meta:word-count="1364" meta:character-count="11377" meta:non-whitespace-character-count="10304"/>
  </office:meta>
</office:document-meta>
</file>